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65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5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61"/>
    <style:style style:name="ce7" style:family="table-cell" style:parent-style-name="Default" style:data-style-name="N111"/>
    <style:style style:name="ce8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12"/>
    <style:style style:name="ce10" style:family="table-cell" style:parent-style-name="Default" style:data-style-name="N112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210.23mm" svg:height="127.38mm" svg:x="174.85mm" svg:y="22.92mm">
            <draw:object draw:notify-on-update-of-ranges="'Dish Sizes'.B9:'Dish Sizes'.N9 'Dish Sizes'.A2:'Dish Sizes'.A2 'Dish Sizes'.B18:'Dish Sizes'.N18 'Dish Sizes'.A21:'Dish Sizes'.A21 'Dish Sizes'.B37:'Dish Sizes'.N37 'Dish Sizes'.B28:'Dish Sizes'.N28 'Dish Sizes'.A40:'Dish Sizes'.A40 'Dish Sizes'.B56:'Dish Sizes'.N56 'Dish Sizes'.B47:'Dish Sizes'.N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Worst Cas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Distance</text:p>
          </table:table-cell>
          <table:table-cell table:style-name="ce6" office:value-type="float" office:value="57600000000" calcext:value-type="float">
            <text:p>5.76E+10</text:p>
          </table:table-cell>
          <table:table-cell table:style-name="ce6" office:value-type="float" office:value="400000000000" calcext:value-type="float">
            <text:p>4.00E+11</text:p>
          </table:table-cell>
          <table:table-cell office:value-type="string" calcext:value-type="string">
            <text:p>m</text:p>
          </table:table-cell>
          <table:table-cell/>
          <table:table-cell table:style-name="ce1" office:value-type="string" calcext:value-type="string">
            <text:p>Relative Speed</text:p>
          </table:table-cell>
          <table:table-cell office:value-type="float" office:value="6000" calcext:value-type="float">
            <text:p>6000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/>
          <table:table-cell table:style-name="ce1" office:value-type="string" calcext:value-type="string">
            <text:p>Frequency</text:p>
          </table:table-cell>
          <table:table-cell table:number-columns-repeated="2" table:style-name="ce7" office:value-type="float" office:value="10" calcext:value-type="float">
            <text:p>10.000</text:p>
          </table:table-cell>
          <table:table-cell office:value-type="string" calcext:value-type="string">
            <text:p>GHz</text:p>
          </table:table-cell>
          <table:table-cell/>
          <table:table-cell table:style-name="ce1" office:value-type="string" calcext:value-type="string">
            <text:p>Doppler Offset</text:p>
          </table:table-cell>
          <table:table-cell table:formula="of:=(((300000000+[.H3])/300000000)*[.C4]*1000000000 - [.C4]*1000000000)/1000" office:value-type="float" office:value="200" calcext:value-type="float">
            <text:p>200</text:p>
          </table:table-cell>
          <table:table-cell table:formula="of:=(((300000000+[.I3])/300000000)*[.C4]*1000000000 - [.C4]*1000000000)/1000" office:value-type="float" office:value="1800.00000000191" calcext:value-type="float">
            <text:p>1800.00000000191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/>
          <table:table-cell table:style-name="ce2" office:value-type="string" calcext:value-type="string">
            <text:p>FSPL</text:p>
          </table:table-cell>
          <table:table-cell table:style-name="ce8" table:formula="of:=-20*LOG10(4*PI()*[.C3]*[.C4]*1000000000/300000000)" office:value-type="float" office:value="-267.650221854513" calcext:value-type="float">
            <text:p>-267.7</text:p>
          </table:table-cell>
          <table:table-cell table:style-name="ce8" table:formula="of:=-20*LOG10(4*PI()*[.D3]*[.D4]*1000000000/300000000)" office:value-type="float" office:value="-284.482972012608" calcext:value-type="float">
            <text:p>-284.5</text:p>
          </table:table-cell>
          <table:table-cell table:style-name="ce12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ransmit Pow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dBW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Transmit Antenna Gain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dBi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eceive Dish Diame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Receive Antenna Gain</text:p>
          </table:table-cell>
          <table:table-cell table:style-name="ce9" table:formula="of:=10*LOG10(0.6*POWER(PI()*[.C4]*1000000000*[.C8]/300000000;2))" office:value-type="float" office:value="47.7245099577191" calcext:value-type="float">
            <text:p>47.7</text:p>
          </table:table-cell>
          <table:table-cell table:style-name="ce9" table:formula="of:=10*LOG10(0.6*POWER(PI()*[.D4]*1000000000*[.D8]/300000000;2))" office:value-type="float" office:value="47.7245099577191" calcext:value-type="float">
            <text:p>47.7</text:p>
          </table:table-cell>
          <table:table-cell office:value-type="string" calcext:value-type="string">
            <text:p>dBi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eceived Power</text:p>
          </table:table-cell>
          <table:table-cell table:style-name="ce8" table:formula="of:=[.C6]+[.C7]+[.C5]+[.C9]" office:value-type="float" office:value="-189.925711896794" calcext:value-type="float">
            <text:p>-189.9</text:p>
          </table:table-cell>
          <table:table-cell table:style-name="ce8" table:formula="of:=[.D6]+[.D7]+[.D5]+[.D9]" office:value-type="float" office:value="-206.758462054889" calcext:value-type="float">
            <text:p>-206.8</text:p>
          </table:table-cell>
          <table:table-cell table:style-name="ce12" office:value-type="string" calcext:value-type="string">
            <text:p>dBW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ise Figure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Noise Power</text:p>
          </table:table-cell>
          <table:table-cell table:style-name="ce8" table:formula="of:=10*LOG10(1.3860649E-023*290*(POWER(10;[.C11]/10)-1)*[.C15]*1000)" office:value-type="float" office:value="-181.530346981874" calcext:value-type="float">
            <text:p>-181.5</text:p>
          </table:table-cell>
          <table:table-cell table:style-name="ce8" table:formula="of:=10*LOG10(1.3860649E-023*290*(POWER(10;[.D11]/10)-1)*[.D15]*1000)" office:value-type="float" office:value="-181.530346981874" calcext:value-type="float">
            <text:p>-181.5</text:p>
          </table:table-cell>
          <table:table-cell table:style-name="ce12" office:value-type="string" calcext:value-type="string">
            <text:p>dBW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Implementation Loss</text:p>
          </table:table-cell>
          <table:table-cell table:number-columns-repeated="2" table:style-name="ce10" office:value-type="float" office:value="1" calcext:value-type="float">
            <text:p>1.0</text:p>
          </table:table-cell>
          <table:table-cell table:style-name="ce13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NR</text:p>
          </table:table-cell>
          <table:table-cell table:style-name="ce9" table:formula="of:=[.C10]-[.C12]-[.C13]" office:value-type="float" office:value="-9.39536491491978" calcext:value-type="float">
            <text:p>-9.4</text:p>
          </table:table-cell>
          <table:table-cell table:style-name="ce9" table:formula="of:=[.D10]-[.D12]-[.D13]" office:value-type="float" office:value="-26.2281150730148" calcext:value-type="float">
            <text:p>-26.2</text:p>
          </table:table-cell>
          <table:table-cell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Bandwidth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apacity</text:p>
          </table:table-cell>
          <table:table-cell table:style-name="ce9" table:formula="of:=[.C15]*LOG(1+POWER(10;[.C14]/10))/LOG(2)" office:value-type="float" office:value="0.156963442701455" calcext:value-type="float">
            <text:p>0.2</text:p>
          </table:table-cell>
          <table:table-cell table:style-name="ce9" table:formula="of:=[.D15]*LOG(1+POWER(10;[.D14]/10))/LOG(2)" office:value-type="float" office:value="0.00343436149398835" calcext:value-type="float">
            <text:p>0.0</text:p>
          </table:table-cell>
          <table:table-cell office:value-type="string" calcext:value-type="string">
            <text:p>kbits/s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8" table:formula="of:=1000*[.C15]*LOG(1+POWER(10;[.C14]/10))/LOG(2)" office:value-type="float" office:value="156.963442701455" calcext:value-type="float">
            <text:p>157.0</text:p>
          </table:table-cell>
          <table:table-cell table:style-name="ce8" table:formula="of:=1000*[.D15]*LOG(1+POWER(10;[.D14]/10))/LOG(2)" office:value-type="float" office:value="3.43436149398835" calcext:value-type="float">
            <text:p>3.4</text:p>
          </table:table-cell>
          <table:table-cell table:style-name="ce12" office:value-type="string" calcext:value-type="string">
            <text:p>bits/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pectral Efficiency</text:p>
          </table:table-cell>
          <table:table-cell table:style-name="ce7" table:formula="of:=[.C17]*0.001/[.C15]" office:value-type="float" office:value="0.156963442701455" calcext:value-type="float">
            <text:p>0.157</text:p>
          </table:table-cell>
          <table:table-cell table:style-name="ce7" table:formula="of:=[.D17]*0.001/[.D15]" office:value-type="float" office:value="0.00343436149398835" calcext:value-type="float">
            <text:p>0.003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style-name="ce6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style-name="ce7" table:number-columns-repeated="2"/>
          <table:table-cell table:number-columns-repeated="6"/>
        </table:table-row>
        <table:table-row table:style-name="ro1">
          <table:table-cell/>
          <table:table-cell table:style-name="ce3"/>
          <table:table-cell table:style-name="ce10" table:number-columns-repeated="2"/>
          <table:table-cell table:style-name="ce13"/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3"/>
          <table:table-cell table:style-name="ce10"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table:style-name="ce3"/>
          <table:table-cell table:style-name="ce10"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 table:number-rows-repeated="2">
          <table:table-cell/>
          <table:table-cell table:style-name="ce3"/>
          <table:table-cell table:style-name="ce10"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table:style-name="ce1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table:style-name="ce1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style-name="ce13"/>
          <table:table-cell table:number-columns-repeated="5"/>
        </table:table-row>
        <table:table-row table:style-name="ro1">
          <table:table-cell/>
          <table:table-cell table:style-name="ce1"/>
          <table:table-cell table:style-name="ce7" table:number-columns-repeated="2"/>
          <table:table-cell table:number-columns-repeated="6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sh Sizes" table:style-name="ta1">
        <table:table-column table:style-name="co4" table:default-cell-style-name="ce1"/>
        <table:table-column table:style-name="co1" table:number-columns-repeated="13" table:default-cell-style-name="Default"/>
        <table:table-column table:style-name="co1" table:default-cell-style-name="ce11"/>
        <table:table-row table:style-name="ro1">
          <table:table-cell table:style-name="Default"/>
          <table:table-cell table:style-name="ce1" table:number-columns-repeated="13"/>
          <table:table-cell/>
        </table:table-row>
        <table:table-row table:style-name="ro1">
          <table:table-cell table:style-name="Default" office:value-type="string" calcext:value-type="string">
            <text:p>Transmit Dish Diameter = 0.1 m</text:p>
          </table:table-cell>
          <table:table-cell table:style-name="ce1" table:number-columns-repeated="13"/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13" office:value-type="float" office:value="228800000000" calcext:value-type="float">
            <text:p>22880000000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table:number-columns-repeated="13" table:style-name="ce7" office:value-type="float" office:value="10" calcext:value-type="float">
            <text:p>10.000</text:p>
          </table:table-cell>
          <table:table-cell office:value-type="string" calcext:value-type="string">
            <text:p>GHz</text:p>
          </table:table-cell>
        </table:table-row>
        <table:table-row table:style-name="ro1">
          <table:table-cell table:style-name="ce2" office:value-type="string" calcext:value-type="string">
            <text:p>FSPL</text:p>
          </table:table-cell>
          <table:table-cell table:style-name="ce8" table:formula="of:=-20*LOG10(4*PI()*[.B3]*[.B4]*1000000000/300000000)" office:value-type="float" office:value="-279.630892588468" calcext:value-type="float">
            <text:p>-279.6</text:p>
          </table:table-cell>
          <table:table-cell table:style-name="ce8" table:formula="of:=-20*LOG10(4*PI()*[.C3]*[.C4]*1000000000/300000000)" office:value-type="float" office:value="-279.630892588468" calcext:value-type="float">
            <text:p>-279.6</text:p>
          </table:table-cell>
          <table:table-cell table:style-name="ce8" table:formula="of:=-20*LOG10(4*PI()*[.D3]*[.D4]*1000000000/300000000)" office:value-type="float" office:value="-279.630892588468" calcext:value-type="float">
            <text:p>-279.6</text:p>
          </table:table-cell>
          <table:table-cell table:style-name="ce8" table:formula="of:=-20*LOG10(4*PI()*[.E3]*[.E4]*1000000000/300000000)" office:value-type="float" office:value="-279.630892588468" calcext:value-type="float">
            <text:p>-279.6</text:p>
          </table:table-cell>
          <table:table-cell table:style-name="ce8" table:formula="of:=-20*LOG10(4*PI()*[.F3]*[.F4]*1000000000/300000000)" office:value-type="float" office:value="-279.630892588468" calcext:value-type="float">
            <text:p>-279.6</text:p>
          </table:table-cell>
          <table:table-cell table:style-name="ce8" table:formula="of:=-20*LOG10(4*PI()*[.G3]*[.G4]*1000000000/300000000)" office:value-type="float" office:value="-279.630892588468" calcext:value-type="float">
            <text:p>-279.6</text:p>
          </table:table-cell>
          <table:table-cell table:style-name="ce8" table:formula="of:=-20*LOG10(4*PI()*[.H3]*[.H4]*1000000000/300000000)" office:value-type="float" office:value="-279.630892588468" calcext:value-type="float">
            <text:p>-279.6</text:p>
          </table:table-cell>
          <table:table-cell table:style-name="ce8" table:formula="of:=-20*LOG10(4*PI()*[.I3]*[.I4]*1000000000/300000000)" office:value-type="float" office:value="-279.630892588468" calcext:value-type="float">
            <text:p>-279.6</text:p>
          </table:table-cell>
          <table:table-cell table:style-name="ce8" table:formula="of:=-20*LOG10(4*PI()*[.J3]*[.J4]*1000000000/300000000)" office:value-type="float" office:value="-279.630892588468" calcext:value-type="float">
            <text:p>-279.6</text:p>
          </table:table-cell>
          <table:table-cell table:style-name="ce8" table:formula="of:=-20*LOG10(4*PI()*[.K3]*[.K4]*1000000000/300000000)" office:value-type="float" office:value="-279.630892588468" calcext:value-type="float">
            <text:p>-279.6</text:p>
          </table:table-cell>
          <table:table-cell table:style-name="ce8" table:formula="of:=-20*LOG10(4*PI()*[.L3]*[.L4]*1000000000/300000000)" office:value-type="float" office:value="-279.630892588468" calcext:value-type="float">
            <text:p>-279.6</text:p>
          </table:table-cell>
          <table:table-cell table:style-name="ce8" table:formula="of:=-20*LOG10(4*PI()*[.M3]*[.M4]*1000000000/300000000)" office:value-type="float" office:value="-279.630892588468" calcext:value-type="float">
            <text:p>-279.6</text:p>
          </table:table-cell>
          <table:table-cell table:style-name="ce8" table:formula="of:=-20*LOG10(4*PI()*[.N3]*[.N4]*1000000000/300000000)" office:value-type="float" office:value="-279.630892588468" calcext:value-type="float">
            <text:p>-279.6</text:p>
          </table:table-cell>
          <table:table-cell table:style-name="ce12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Transmit Power</text:p>
          </table:table-cell>
          <table:table-cell table:number-columns-repeated="13" office:value-type="float" office:value="20" calcext:value-type="float">
            <text:p>20</text:p>
          </table:table-cell>
          <table:table-cell office:value-type="string" calcext:value-type="string">
            <text:p>dBW</text:p>
          </table:table-cell>
        </table:table-row>
        <table:table-row table:style-name="ro1">
          <table:table-cell office:value-type="string" calcext:value-type="string">
            <text:p>Transmit Antenna Diameter</text:p>
          </table:table-cell>
          <table:table-cell table:number-columns-repeated="13"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Transmit Antenna Gain</text:p>
          </table:table-cell>
          <table:table-cell table:style-name="ce8" table:formula="of:=10*LOG10(0.6*POWER(PI()*[.B4]*1000000000*[.B7]/300000000;2))" office:value-type="float" office:value="18.1820848633259" calcext:value-type="float">
            <text:p>18.2</text:p>
          </table:table-cell>
          <table:table-cell table:style-name="ce8" table:formula="of:=10*LOG10(0.6*POWER(PI()*[.C4]*1000000000*[.C7]/300000000;2))" office:value-type="float" office:value="18.1820848633259" calcext:value-type="float">
            <text:p>18.2</text:p>
          </table:table-cell>
          <table:table-cell table:style-name="ce8" table:formula="of:=10*LOG10(0.6*POWER(PI()*[.D4]*1000000000*[.D7]/300000000;2))" office:value-type="float" office:value="18.1820848633259" calcext:value-type="float">
            <text:p>18.2</text:p>
          </table:table-cell>
          <table:table-cell table:style-name="ce8" table:formula="of:=10*LOG10(0.6*POWER(PI()*[.E4]*1000000000*[.E7]/300000000;2))" office:value-type="float" office:value="18.1820848633259" calcext:value-type="float">
            <text:p>18.2</text:p>
          </table:table-cell>
          <table:table-cell table:style-name="ce8" table:formula="of:=10*LOG10(0.6*POWER(PI()*[.F4]*1000000000*[.F7]/300000000;2))" office:value-type="float" office:value="18.1820848633259" calcext:value-type="float">
            <text:p>18.2</text:p>
          </table:table-cell>
          <table:table-cell table:style-name="ce8" table:formula="of:=10*LOG10(0.6*POWER(PI()*[.G4]*1000000000*[.G7]/300000000;2))" office:value-type="float" office:value="18.1820848633259" calcext:value-type="float">
            <text:p>18.2</text:p>
          </table:table-cell>
          <table:table-cell table:style-name="ce8" table:formula="of:=10*LOG10(0.6*POWER(PI()*[.H4]*1000000000*[.H7]/300000000;2))" office:value-type="float" office:value="18.1820848633259" calcext:value-type="float">
            <text:p>18.2</text:p>
          </table:table-cell>
          <table:table-cell table:style-name="ce8" table:formula="of:=10*LOG10(0.6*POWER(PI()*[.I4]*1000000000*[.I7]/300000000;2))" office:value-type="float" office:value="18.1820848633259" calcext:value-type="float">
            <text:p>18.2</text:p>
          </table:table-cell>
          <table:table-cell table:style-name="ce8" table:formula="of:=10*LOG10(0.6*POWER(PI()*[.J4]*1000000000*[.J7]/300000000;2))" office:value-type="float" office:value="18.1820848633259" calcext:value-type="float">
            <text:p>18.2</text:p>
          </table:table-cell>
          <table:table-cell table:style-name="ce8" table:formula="of:=10*LOG10(0.6*POWER(PI()*[.K4]*1000000000*[.K7]/300000000;2))" office:value-type="float" office:value="18.1820848633259" calcext:value-type="float">
            <text:p>18.2</text:p>
          </table:table-cell>
          <table:table-cell table:style-name="ce8" table:formula="of:=10*LOG10(0.6*POWER(PI()*[.L4]*1000000000*[.L7]/300000000;2))" office:value-type="float" office:value="18.1820848633259" calcext:value-type="float">
            <text:p>18.2</text:p>
          </table:table-cell>
          <table:table-cell table:style-name="ce8" table:formula="of:=10*LOG10(0.6*POWER(PI()*[.M4]*1000000000*[.M7]/300000000;2))" office:value-type="float" office:value="18.1820848633259" calcext:value-type="float">
            <text:p>18.2</text:p>
          </table:table-cell>
          <table:table-cell table:style-name="ce8" table:formula="of:=10*LOG10(0.6*POWER(PI()*[.N4]*1000000000*[.N7]/300000000;2))" office:value-type="float" office:value="18.1820848633259" calcext:value-type="float">
            <text:p>18.2</text:p>
          </table:table-cell>
          <table:table-cell table:style-name="ce12" office:value-type="string" calcext:value-type="string">
            <text:p>dBi</text:p>
          </table:table-cell>
        </table:table-row>
        <table:table-row table:style-name="ro1">
          <table:table-cell office:value-type="string" calcext:value-type="string">
            <text:p>Receive Dish Diamete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eceive Antenna Gain</text:p>
          </table:table-cell>
          <table:table-cell table:style-name="ce9" table:formula="of:=10*LOG10(0.6*POWER(PI()*[.B4]*1000000000*[.B9]/300000000;2))" office:value-type="float" office:value="32.1614849500462" calcext:value-type="float">
            <text:p>32.2</text:p>
          </table:table-cell>
          <table:table-cell table:style-name="ce9" table:formula="of:=10*LOG10(0.6*POWER(PI()*[.C4]*1000000000*[.C9]/300000000;2))" office:value-type="float" office:value="38.1820848633259" calcext:value-type="float">
            <text:p>38.2</text:p>
          </table:table-cell>
          <table:table-cell table:style-name="ce9" table:formula="of:=10*LOG10(0.6*POWER(PI()*[.D4]*1000000000*[.D9]/300000000;2))" office:value-type="float" office:value="41.7039100444395" calcext:value-type="float">
            <text:p>41.7</text:p>
          </table:table-cell>
          <table:table-cell table:style-name="ce9" table:formula="of:=10*LOG10(0.6*POWER(PI()*[.E4]*1000000000*[.E9]/300000000;2))" office:value-type="float" office:value="44.2026847766055" calcext:value-type="float">
            <text:p>44.2</text:p>
          </table:table-cell>
          <table:table-cell table:style-name="ce9" table:formula="of:=10*LOG10(0.6*POWER(PI()*[.F4]*1000000000*[.F9]/300000000;2))" office:value-type="float" office:value="46.1408850367666" calcext:value-type="float">
            <text:p>46.1</text:p>
          </table:table-cell>
          <table:table-cell table:style-name="ce9" table:formula="of:=10*LOG10(0.6*POWER(PI()*[.G4]*1000000000*[.G9]/300000000;2))" office:value-type="float" office:value="47.7245099577191" calcext:value-type="float">
            <text:p>47.7</text:p>
          </table:table-cell>
          <table:table-cell table:style-name="ce9" table:formula="of:=10*LOG10(0.6*POWER(PI()*[.H4]*1000000000*[.H9]/300000000;2))" office:value-type="float" office:value="49.0634457503314" calcext:value-type="float">
            <text:p>49.1</text:p>
          </table:table-cell>
          <table:table-cell table:style-name="ce9" table:formula="of:=10*LOG10(0.6*POWER(PI()*[.I4]*1000000000*[.I9]/300000000;2))" office:value-type="float" office:value="50.2232846898851" calcext:value-type="float">
            <text:p>50.2</text:p>
          </table:table-cell>
          <table:table-cell table:style-name="ce9" table:formula="of:=10*LOG10(0.6*POWER(PI()*[.J4]*1000000000*[.J9]/300000000;2))" office:value-type="float" office:value="51.2463351388327" calcext:value-type="float">
            <text:p>51.2</text:p>
          </table:table-cell>
          <table:table-cell table:style-name="ce9" table:formula="of:=10*LOG10(0.6*POWER(PI()*[.K4]*1000000000*[.K9]/300000000;2))" office:value-type="float" office:value="52.1614849500462" calcext:value-type="float">
            <text:p>52.2</text:p>
          </table:table-cell>
          <table:table-cell table:style-name="ce9" table:formula="of:=10*LOG10(0.6*POWER(PI()*[.L4]*1000000000*[.L9]/300000000;2))" office:value-type="float" office:value="63.287534965392" calcext:value-type="float">
            <text:p>63.3</text:p>
          </table:table-cell>
          <table:table-cell table:style-name="ce9" table:formula="of:=10*LOG10(0.6*POWER(PI()*[.M4]*1000000000*[.M9]/300000000;2))" office:value-type="float" office:value="68.811663204171" calcext:value-type="float">
            <text:p>68.8</text:p>
          </table:table-cell>
          <table:table-cell table:style-name="ce9" table:formula="of:=10*LOG10(0.6*POWER(PI()*[.N4]*1000000000*[.N9]/300000000;2))" office:value-type="float" office:value="75.084045663611" calcext:value-type="float">
            <text:p>75.1</text:p>
          </table:table-cell>
          <table:table-cell office:value-type="string" calcext:value-type="string">
            <text:p>dBi</text:p>
          </table:table-cell>
        </table:table-row>
        <table:table-row table:style-name="ro1">
          <table:table-cell table:style-name="ce2" office:value-type="string" calcext:value-type="string">
            <text:p>Received Power</text:p>
          </table:table-cell>
          <table:table-cell table:style-name="ce8" table:formula="of:=[.B6]+[.B8]+[.B5]+[.B10]" office:value-type="float" office:value="-209.287322775096" calcext:value-type="float">
            <text:p>-209.3</text:p>
          </table:table-cell>
          <table:table-cell table:style-name="ce8" table:formula="of:=[.C6]+[.C8]+[.C5]+[.C10]" office:value-type="float" office:value="-203.266722861817" calcext:value-type="float">
            <text:p>-203.3</text:p>
          </table:table-cell>
          <table:table-cell table:style-name="ce8" table:formula="of:=[.D6]+[.D8]+[.D5]+[.D10]" office:value-type="float" office:value="-199.744897680703" calcext:value-type="float">
            <text:p>-199.7</text:p>
          </table:table-cell>
          <table:table-cell table:style-name="ce8" table:formula="of:=[.E6]+[.E8]+[.E5]+[.E10]" office:value-type="float" office:value="-197.246122948537" calcext:value-type="float">
            <text:p>-197.2</text:p>
          </table:table-cell>
          <table:table-cell table:style-name="ce8" table:formula="of:=[.F6]+[.F8]+[.F5]+[.F10]" office:value-type="float" office:value="-195.307922688376" calcext:value-type="float">
            <text:p>-195.3</text:p>
          </table:table-cell>
          <table:table-cell table:style-name="ce8" table:formula="of:=[.G6]+[.G8]+[.G5]+[.G10]" office:value-type="float" office:value="-193.724297767423" calcext:value-type="float">
            <text:p>-193.7</text:p>
          </table:table-cell>
          <table:table-cell table:style-name="ce8" table:formula="of:=[.H6]+[.H8]+[.H5]+[.H10]" office:value-type="float" office:value="-192.385361974811" calcext:value-type="float">
            <text:p>-192.4</text:p>
          </table:table-cell>
          <table:table-cell table:style-name="ce8" table:formula="of:=[.I6]+[.I8]+[.I5]+[.I10]" office:value-type="float" office:value="-191.225523035257" calcext:value-type="float">
            <text:p>-191.2</text:p>
          </table:table-cell>
          <table:table-cell table:style-name="ce8" table:formula="of:=[.J6]+[.J8]+[.J5]+[.J10]" office:value-type="float" office:value="-190.20247258631" calcext:value-type="float">
            <text:p>-190.2</text:p>
          </table:table-cell>
          <table:table-cell table:style-name="ce8" table:formula="of:=[.K6]+[.K8]+[.K5]+[.K10]" office:value-type="float" office:value="-189.287322775096" calcext:value-type="float">
            <text:p>-189.3</text:p>
          </table:table-cell>
          <table:table-cell table:style-name="ce8" table:formula="of:=[.L6]+[.L8]+[.L5]+[.L10]" office:value-type="float" office:value="-178.161272759751" calcext:value-type="float">
            <text:p>-178.2</text:p>
          </table:table-cell>
          <table:table-cell table:style-name="ce8" table:formula="of:=[.M6]+[.M8]+[.M5]+[.M10]" office:value-type="float" office:value="-172.637144520972" calcext:value-type="float">
            <text:p>-172.6</text:p>
          </table:table-cell>
          <table:table-cell table:style-name="ce8" table:formula="of:=[.N6]+[.N8]+[.N5]+[.N10]" office:value-type="float" office:value="-166.364762061532" calcext:value-type="float">
            <text:p>-166.4</text:p>
          </table:table-cell>
          <table:table-cell table:style-name="ce12" office:value-type="string" calcext:value-type="string">
            <text:p>dBW</text:p>
          </table:table-cell>
        </table:table-row>
        <table:table-row table:style-name="ro1">
          <table:table-cell office:value-type="string" calcext:value-type="string">
            <text:p>Noise Figure</text:p>
          </table:table-cell>
          <table:table-cell table:number-columns-repeated="13" office:value-type="float" office:value="0.7" calcext:value-type="float">
            <text:p>0.7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table:style-name="ce2" office:value-type="string" calcext:value-type="string">
            <text:p>Noise Power</text:p>
          </table:table-cell>
          <table:table-cell table:style-name="ce8" table:formula="of:=10*LOG10(1.3860649E-023*290*(POWER(10;[.B12]/10)-1)*[.B16]*1000)" office:value-type="float" office:value="-161.530346981874" calcext:value-type="float">
            <text:p>-161.5</text:p>
          </table:table-cell>
          <table:table-cell table:style-name="ce8" table:formula="of:=10*LOG10(1.3860649E-023*290*(POWER(10;[.C12]/10)-1)*[.C16]*1000)" office:value-type="float" office:value="-161.530346981874" calcext:value-type="float">
            <text:p>-161.5</text:p>
          </table:table-cell>
          <table:table-cell table:style-name="ce8" table:formula="of:=10*LOG10(1.3860649E-023*290*(POWER(10;[.D12]/10)-1)*[.D16]*1000)" office:value-type="float" office:value="-161.530346981874" calcext:value-type="float">
            <text:p>-161.5</text:p>
          </table:table-cell>
          <table:table-cell table:style-name="ce8" table:formula="of:=10*LOG10(1.3860649E-023*290*(POWER(10;[.E12]/10)-1)*[.E16]*1000)" office:value-type="float" office:value="-161.530346981874" calcext:value-type="float">
            <text:p>-161.5</text:p>
          </table:table-cell>
          <table:table-cell table:style-name="ce8" table:formula="of:=10*LOG10(1.3860649E-023*290*(POWER(10;[.F12]/10)-1)*[.F16]*1000)" office:value-type="float" office:value="-161.530346981874" calcext:value-type="float">
            <text:p>-161.5</text:p>
          </table:table-cell>
          <table:table-cell table:style-name="ce8" table:formula="of:=10*LOG10(1.3860649E-023*290*(POWER(10;[.G12]/10)-1)*[.G16]*1000)" office:value-type="float" office:value="-161.530346981874" calcext:value-type="float">
            <text:p>-161.5</text:p>
          </table:table-cell>
          <table:table-cell table:style-name="ce8" table:formula="of:=10*LOG10(1.3860649E-023*290*(POWER(10;[.H12]/10)-1)*[.H16]*1000)" office:value-type="float" office:value="-161.530346981874" calcext:value-type="float">
            <text:p>-161.5</text:p>
          </table:table-cell>
          <table:table-cell table:style-name="ce8" table:formula="of:=10*LOG10(1.3860649E-023*290*(POWER(10;[.I12]/10)-1)*[.I16]*1000)" office:value-type="float" office:value="-161.530346981874" calcext:value-type="float">
            <text:p>-161.5</text:p>
          </table:table-cell>
          <table:table-cell table:style-name="ce8" table:formula="of:=10*LOG10(1.3860649E-023*290*(POWER(10;[.J12]/10)-1)*[.J16]*1000)" office:value-type="float" office:value="-161.530346981874" calcext:value-type="float">
            <text:p>-161.5</text:p>
          </table:table-cell>
          <table:table-cell table:style-name="ce8" table:formula="of:=10*LOG10(1.3860649E-023*290*(POWER(10;[.K12]/10)-1)*[.K16]*1000)" office:value-type="float" office:value="-161.530346981874" calcext:value-type="float">
            <text:p>-161.5</text:p>
          </table:table-cell>
          <table:table-cell table:style-name="ce8" table:formula="of:=10*LOG10(1.3860649E-023*290*(POWER(10;[.L12]/10)-1)*[.L16]*1000)" office:value-type="float" office:value="-161.530346981874" calcext:value-type="float">
            <text:p>-161.5</text:p>
          </table:table-cell>
          <table:table-cell table:style-name="ce8" table:formula="of:=10*LOG10(1.3860649E-023*290*(POWER(10;[.M12]/10)-1)*[.M16]*1000)" office:value-type="float" office:value="-161.530346981874" calcext:value-type="float">
            <text:p>-161.5</text:p>
          </table:table-cell>
          <table:table-cell table:style-name="ce8" table:formula="of:=10*LOG10(1.3860649E-023*290*(POWER(10;[.N12]/10)-1)*[.N16]*1000)" office:value-type="float" office:value="-161.530346981874" calcext:value-type="float">
            <text:p>-161.5</text:p>
          </table:table-cell>
          <table:table-cell table:style-name="ce12" office:value-type="string" calcext:value-type="string">
            <text:p>dBW</text:p>
          </table:table-cell>
        </table:table-row>
        <table:table-row table:style-name="ro1">
          <table:table-cell table:style-name="ce3" office:value-type="string" calcext:value-type="string">
            <text:p>Implementation Loss</text:p>
          </table:table-cell>
          <table:table-cell table:number-columns-repeated="13" table:style-name="ce10" office:value-type="float" office:value="1" calcext:value-type="float">
            <text:p>1.0</text:p>
          </table:table-cell>
          <table:table-cell table:style-name="ce13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SNR</text:p>
          </table:table-cell>
          <table:table-cell table:style-name="ce9" table:formula="of:=[.B11]-[.B13]-[.B14]" office:value-type="float" office:value="-48.7569757932222" calcext:value-type="float">
            <text:p>-48.8</text:p>
          </table:table-cell>
          <table:table-cell table:style-name="ce9" table:formula="of:=[.C11]-[.C13]-[.C14]" office:value-type="float" office:value="-42.7363758799426" calcext:value-type="float">
            <text:p>-42.7</text:p>
          </table:table-cell>
          <table:table-cell table:style-name="ce9" table:formula="of:=[.D11]-[.D13]-[.D14]" office:value-type="float" office:value="-39.214550698829" calcext:value-type="float">
            <text:p>-39.2</text:p>
          </table:table-cell>
          <table:table-cell table:style-name="ce9" table:formula="of:=[.E11]-[.E13]-[.E14]" office:value-type="float" office:value="-36.715775966663" calcext:value-type="float">
            <text:p>-36.7</text:p>
          </table:table-cell>
          <table:table-cell table:style-name="ce9" table:formula="of:=[.F11]-[.F13]-[.F14]" office:value-type="float" office:value="-34.7775757065018" calcext:value-type="float">
            <text:p>-34.8</text:p>
          </table:table-cell>
          <table:table-cell table:style-name="ce9" table:formula="of:=[.G11]-[.G13]-[.G14]" office:value-type="float" office:value="-33.1939507855493" calcext:value-type="float">
            <text:p>-33.2</text:p>
          </table:table-cell>
          <table:table-cell table:style-name="ce9" table:formula="of:=[.H11]-[.H13]-[.H14]" office:value-type="float" office:value="-31.8550149929371" calcext:value-type="float">
            <text:p>-31.9</text:p>
          </table:table-cell>
          <table:table-cell table:style-name="ce9" table:formula="of:=[.I11]-[.I13]-[.I14]" office:value-type="float" office:value="-30.6951760533833" calcext:value-type="float">
            <text:p>-30.7</text:p>
          </table:table-cell>
          <table:table-cell table:style-name="ce9" table:formula="of:=[.J11]-[.J13]-[.J14]" office:value-type="float" office:value="-29.6721256044357" calcext:value-type="float">
            <text:p>-29.7</text:p>
          </table:table-cell>
          <table:table-cell table:style-name="ce9" table:formula="of:=[.K11]-[.K13]-[.K14]" office:value-type="float" office:value="-28.7569757932222" calcext:value-type="float">
            <text:p>-28.8</text:p>
          </table:table-cell>
          <table:table-cell table:style-name="ce9" table:formula="of:=[.L11]-[.L13]-[.L14]" office:value-type="float" office:value="-17.6309257778765" calcext:value-type="float">
            <text:p>-17.6</text:p>
          </table:table-cell>
          <table:table-cell table:style-name="ce9" table:formula="of:=[.M11]-[.M13]-[.M14]" office:value-type="float" office:value="-12.1067975390975" calcext:value-type="float">
            <text:p>-12.1</text:p>
          </table:table-cell>
          <table:table-cell table:style-name="ce9" table:formula="of:=[.N11]-[.N13]-[.N14]" office:value-type="float" office:value="-5.83441507965745" calcext:value-type="float">
            <text:p>-5.8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table:style-name="ce2" office:value-type="string" calcext:value-type="string">
            <text:p>Bandwidth</text:p>
          </table:table-cell>
          <table:table-cell table:number-columns-repeated="13" table:style-name="ce4" office:value-type="float" office:value="100" calcext:value-type="float">
            <text:p>100</text:p>
          </table:table-cell>
          <table:table-cell table:style-name="ce12"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table:style-name="ce9" table:formula="of:=[.B16]*LOG(1+POWER(10;[.B15]/10))/LOG(2)" office:value-type="float" office:value="0.00192076427088597" calcext:value-type="float">
            <text:p>0.0</text:p>
          </table:table-cell>
          <table:table-cell table:style-name="ce9" table:formula="of:=[.C16]*LOG(1+POWER(10;[.C15]/10))/LOG(2)" office:value-type="float" office:value="0.00768290365316504" calcext:value-type="float">
            <text:p>0.0</text:p>
          </table:table-cell>
          <table:table-cell table:style-name="ce9" table:formula="of:=[.D16]*LOG(1+POWER(10;[.D15]/10))/LOG(2)" office:value-type="float" office:value="0.0172859578965517" calcext:value-type="float">
            <text:p>0.0</text:p>
          </table:table-cell>
          <table:table-cell table:style-name="ce9" table:formula="of:=[.E16]*LOG(1+POWER(10;[.E15]/10))/LOG(2)" office:value-type="float" office:value="0.0307291600533837" calcext:value-type="float">
            <text:p>0.0</text:p>
          </table:table-cell>
          <table:table-cell table:style-name="ce9" table:formula="of:=[.F16]*LOG(1+POWER(10;[.F15]/10))/LOG(2)" office:value-type="float" office:value="0.0480114366827309" calcext:value-type="float">
            <text:p>0.0</text:p>
          </table:table-cell>
          <table:table-cell table:style-name="ce9" table:formula="of:=[.G16]*LOG(1+POWER(10;[.G15]/10))/LOG(2)" office:value-type="float" office:value="0.0691314081361604" calcext:value-type="float">
            <text:p>0.1</text:p>
          </table:table-cell>
          <table:table-cell table:style-name="ce9" table:formula="of:=[.H16]*LOG(1+POWER(10;[.H15]/10))/LOG(2)" office:value-type="float" office:value="0.0940873889244865" calcext:value-type="float">
            <text:p>0.1</text:p>
          </table:table-cell>
          <table:table-cell table:style-name="ce9" table:formula="of:=[.I16]*LOG(1+POWER(10;[.I15]/10))/LOG(2)" office:value-type="float" office:value="0.122877388166133" calcext:value-type="float">
            <text:p>0.1</text:p>
          </table:table-cell>
          <table:table-cell table:style-name="ce9" table:formula="of:=[.J16]*LOG(1+POWER(10;[.J15]/10))/LOG(2)" office:value-type="float" office:value="0.155499110115898" calcext:value-type="float">
            <text:p>0.2</text:p>
          </table:table-cell>
          <table:table-cell table:style-name="ce9" table:formula="of:=[.K16]*LOG(1+POWER(10;[.K15]/10))/LOG(2)" office:value-type="float" office:value="0.191949954774623" calcext:value-type="float">
            <text:p>0.2</text:p>
          </table:table-cell>
          <table:table-cell table:style-name="ce9" table:formula="of:=[.L16]*LOG(1+POWER(10;[.L15]/10))/LOG(2)" office:value-type="float" office:value="2.46809466100605" calcext:value-type="float">
            <text:p>2.5</text:p>
          </table:table-cell>
          <table:table-cell table:style-name="ce9" table:formula="of:=[.M16]*LOG(1+POWER(10;[.M15]/10))/LOG(2)" office:value-type="float" office:value="8.61900833560251" calcext:value-type="float">
            <text:p>8.6</text:p>
          </table:table-cell>
          <table:table-cell table:style-name="ce9" table:formula="of:=[.N16]*LOG(1+POWER(10;[.N15]/10))/LOG(2)" office:value-type="float" office:value="33.4511888790972" calcext:value-type="float">
            <text:p>33.5</text:p>
          </table:table-cell>
          <table:table-cell office:value-type="string" calcext:value-type="string">
            <text:p>kbits/s</text:p>
          </table:table-cell>
        </table:table-row>
        <table:table-row table:style-name="ro1">
          <table:table-cell table:style-name="ce4"/>
          <table:table-cell table:style-name="ce8" table:formula="of:=1000*[.B16]*LOG(1+POWER(10;[.B15]/10))/LOG(2)" office:value-type="float" office:value="1.92076427088597" calcext:value-type="float">
            <text:p>1.9</text:p>
          </table:table-cell>
          <table:table-cell table:style-name="ce8" table:formula="of:=1000*[.C16]*LOG(1+POWER(10;[.C15]/10))/LOG(2)" office:value-type="float" office:value="7.68290365316504" calcext:value-type="float">
            <text:p>7.7</text:p>
          </table:table-cell>
          <table:table-cell table:style-name="ce8" table:formula="of:=1000*[.D16]*LOG(1+POWER(10;[.D15]/10))/LOG(2)" office:value-type="float" office:value="17.2859578965517" calcext:value-type="float">
            <text:p>17.3</text:p>
          </table:table-cell>
          <table:table-cell table:style-name="ce8" table:formula="of:=1000*[.E16]*LOG(1+POWER(10;[.E15]/10))/LOG(2)" office:value-type="float" office:value="30.7291600533837" calcext:value-type="float">
            <text:p>30.7</text:p>
          </table:table-cell>
          <table:table-cell table:style-name="ce8" table:formula="of:=1000*[.F16]*LOG(1+POWER(10;[.F15]/10))/LOG(2)" office:value-type="float" office:value="48.0114366827309" calcext:value-type="float">
            <text:p>48.0</text:p>
          </table:table-cell>
          <table:table-cell table:style-name="ce8" table:formula="of:=1000*[.G16]*LOG(1+POWER(10;[.G15]/10))/LOG(2)" office:value-type="float" office:value="69.1314081361604" calcext:value-type="float">
            <text:p>69.1</text:p>
          </table:table-cell>
          <table:table-cell table:style-name="ce8" table:formula="of:=1000*[.H16]*LOG(1+POWER(10;[.H15]/10))/LOG(2)" office:value-type="float" office:value="94.0873889244865" calcext:value-type="float">
            <text:p>94.1</text:p>
          </table:table-cell>
          <table:table-cell table:style-name="ce8" table:formula="of:=1000*[.I16]*LOG(1+POWER(10;[.I15]/10))/LOG(2)" office:value-type="float" office:value="122.877388166133" calcext:value-type="float">
            <text:p>122.9</text:p>
          </table:table-cell>
          <table:table-cell table:style-name="ce8" table:formula="of:=1000*[.J16]*LOG(1+POWER(10;[.J15]/10))/LOG(2)" office:value-type="float" office:value="155.499110115898" calcext:value-type="float">
            <text:p>155.5</text:p>
          </table:table-cell>
          <table:table-cell table:style-name="ce8" table:formula="of:=1000*[.K16]*LOG(1+POWER(10;[.K15]/10))/LOG(2)" office:value-type="float" office:value="191.949954774623" calcext:value-type="float">
            <text:p>191.9</text:p>
          </table:table-cell>
          <table:table-cell table:style-name="ce8" table:formula="of:=1000*[.L16]*LOG(1+POWER(10;[.L15]/10))/LOG(2)" office:value-type="float" office:value="2468.09466100605" calcext:value-type="float">
            <text:p>2468.1</text:p>
          </table:table-cell>
          <table:table-cell table:style-name="ce8" table:formula="of:=1000*[.M16]*LOG(1+POWER(10;[.M15]/10))/LOG(2)" office:value-type="float" office:value="8619.00833560251" calcext:value-type="float">
            <text:p>8619.0</text:p>
          </table:table-cell>
          <table:table-cell table:style-name="ce8" table:formula="of:=1000*[.N16]*LOG(1+POWER(10;[.N15]/10))/LOG(2)" office:value-type="float" office:value="33451.1888790972" calcext:value-type="float">
            <text:p>33451.2</text:p>
          </table:table-cell>
          <table:table-cell table:style-name="ce12" office:value-type="string" calcext:value-type="string">
            <text:p>bits/s</text:p>
          </table:table-cell>
        </table:table-row>
        <table:table-row table:style-name="ro1">
          <table:table-cell office:value-type="string" calcext:value-type="string">
            <text:p>Spectral Efficiency</text:p>
          </table:table-cell>
          <table:table-cell table:style-name="ce7" table:formula="of:=[.B18]*0.001/[.B16]" office:value-type="float" office:value="0.0000192076427088597" calcext:value-type="float">
            <text:p>0.000</text:p>
          </table:table-cell>
          <table:table-cell table:style-name="ce7" table:formula="of:=[.C18]*0.001/[.C16]" office:value-type="float" office:value="0.0000768290365316504" calcext:value-type="float">
            <text:p>0.000</text:p>
          </table:table-cell>
          <table:table-cell table:style-name="ce7" table:formula="of:=[.D18]*0.001/[.D16]" office:value-type="float" office:value="0.000172859578965517" calcext:value-type="float">
            <text:p>0.000</text:p>
          </table:table-cell>
          <table:table-cell table:style-name="ce7" table:formula="of:=[.E18]*0.001/[.E16]" office:value-type="float" office:value="0.000307291600533837" calcext:value-type="float">
            <text:p>0.000</text:p>
          </table:table-cell>
          <table:table-cell table:style-name="ce7" table:formula="of:=[.F18]*0.001/[.F16]" office:value-type="float" office:value="0.000480114366827309" calcext:value-type="float">
            <text:p>0.000</text:p>
          </table:table-cell>
          <table:table-cell table:style-name="ce7" table:formula="of:=[.G18]*0.001/[.G16]" office:value-type="float" office:value="0.000691314081361604" calcext:value-type="float">
            <text:p>0.001</text:p>
          </table:table-cell>
          <table:table-cell table:style-name="ce7" table:formula="of:=[.H18]*0.001/[.H16]" office:value-type="float" office:value="0.000940873889244865" calcext:value-type="float">
            <text:p>0.001</text:p>
          </table:table-cell>
          <table:table-cell table:style-name="ce7" table:formula="of:=[.I18]*0.001/[.I16]" office:value-type="float" office:value="0.00122877388166133" calcext:value-type="float">
            <text:p>0.001</text:p>
          </table:table-cell>
          <table:table-cell table:style-name="ce7" table:formula="of:=[.J18]*0.001/[.J16]" office:value-type="float" office:value="0.00155499110115898" calcext:value-type="float">
            <text:p>0.002</text:p>
          </table:table-cell>
          <table:table-cell table:style-name="ce7" table:formula="of:=[.K18]*0.001/[.K16]" office:value-type="float" office:value="0.00191949954774623" calcext:value-type="float">
            <text:p>0.002</text:p>
          </table:table-cell>
          <table:table-cell table:style-name="ce7" table:formula="of:=[.L18]*0.001/[.L16]" office:value-type="float" office:value="0.0246809466100605" calcext:value-type="float">
            <text:p>0.025</text:p>
          </table:table-cell>
          <table:table-cell table:style-name="ce7" table:formula="of:=[.M18]*0.001/[.M16]" office:value-type="float" office:value="0.0861900833560251" calcext:value-type="float">
            <text:p>0.086</text:p>
          </table:table-cell>
          <table:table-cell table:style-name="ce7" table:formula="of:=[.N18]*0.001/[.N16]" office:value-type="float" office:value="0.334511888790972" calcext:value-type="float">
            <text:p>0.335</text:p>
          </table:table-cell>
          <table:table-cell/>
        </table:table-row>
        <table:table-row table:style-name="ro1"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Default" office:value-type="string" calcext:value-type="string">
            <text:p>Transmit Dish Diameter = 0.5 m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13" office:value-type="float" office:value="228800000000" calcext:value-type="float">
            <text:p>22880000000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table:number-columns-repeated="13" table:style-name="ce7" office:value-type="float" office:value="10" calcext:value-type="float">
            <text:p>10.000</text:p>
          </table:table-cell>
          <table:table-cell office:value-type="string" calcext:value-type="string">
            <text:p>GHz</text:p>
          </table:table-cell>
        </table:table-row>
        <table:table-row table:style-name="ro1">
          <table:table-cell table:style-name="ce2" office:value-type="string" calcext:value-type="string">
            <text:p>FSPL</text:p>
          </table:table-cell>
          <table:table-cell table:style-name="ce8" table:formula="of:=-20*LOG10(4*PI()*[.B22]*[.B23]*1000000000/300000000)" office:value-type="float" office:value="-279.630892588468" calcext:value-type="float">
            <text:p>-279.6</text:p>
          </table:table-cell>
          <table:table-cell table:style-name="ce8" table:formula="of:=-20*LOG10(4*PI()*[.C22]*[.C23]*1000000000/300000000)" office:value-type="float" office:value="-279.630892588468" calcext:value-type="float">
            <text:p>-279.6</text:p>
          </table:table-cell>
          <table:table-cell table:style-name="ce8" table:formula="of:=-20*LOG10(4*PI()*[.D22]*[.D23]*1000000000/300000000)" office:value-type="float" office:value="-279.630892588468" calcext:value-type="float">
            <text:p>-279.6</text:p>
          </table:table-cell>
          <table:table-cell table:style-name="ce8" table:formula="of:=-20*LOG10(4*PI()*[.E22]*[.E23]*1000000000/300000000)" office:value-type="float" office:value="-279.630892588468" calcext:value-type="float">
            <text:p>-279.6</text:p>
          </table:table-cell>
          <table:table-cell table:style-name="ce8" table:formula="of:=-20*LOG10(4*PI()*[.F22]*[.F23]*1000000000/300000000)" office:value-type="float" office:value="-279.630892588468" calcext:value-type="float">
            <text:p>-279.6</text:p>
          </table:table-cell>
          <table:table-cell table:style-name="ce8" table:formula="of:=-20*LOG10(4*PI()*[.G22]*[.G23]*1000000000/300000000)" office:value-type="float" office:value="-279.630892588468" calcext:value-type="float">
            <text:p>-279.6</text:p>
          </table:table-cell>
          <table:table-cell table:style-name="ce8" table:formula="of:=-20*LOG10(4*PI()*[.H22]*[.H23]*1000000000/300000000)" office:value-type="float" office:value="-279.630892588468" calcext:value-type="float">
            <text:p>-279.6</text:p>
          </table:table-cell>
          <table:table-cell table:style-name="ce8" table:formula="of:=-20*LOG10(4*PI()*[.I22]*[.I23]*1000000000/300000000)" office:value-type="float" office:value="-279.630892588468" calcext:value-type="float">
            <text:p>-279.6</text:p>
          </table:table-cell>
          <table:table-cell table:style-name="ce8" table:formula="of:=-20*LOG10(4*PI()*[.J22]*[.J23]*1000000000/300000000)" office:value-type="float" office:value="-279.630892588468" calcext:value-type="float">
            <text:p>-279.6</text:p>
          </table:table-cell>
          <table:table-cell table:style-name="ce8" table:formula="of:=-20*LOG10(4*PI()*[.K22]*[.K23]*1000000000/300000000)" office:value-type="float" office:value="-279.630892588468" calcext:value-type="float">
            <text:p>-279.6</text:p>
          </table:table-cell>
          <table:table-cell table:style-name="ce8" table:formula="of:=-20*LOG10(4*PI()*[.L22]*[.L23]*1000000000/300000000)" office:value-type="float" office:value="-279.630892588468" calcext:value-type="float">
            <text:p>-279.6</text:p>
          </table:table-cell>
          <table:table-cell table:style-name="ce8" table:formula="of:=-20*LOG10(4*PI()*[.M22]*[.M23]*1000000000/300000000)" office:value-type="float" office:value="-279.630892588468" calcext:value-type="float">
            <text:p>-279.6</text:p>
          </table:table-cell>
          <table:table-cell table:style-name="ce8" table:formula="of:=-20*LOG10(4*PI()*[.N22]*[.N23]*1000000000/300000000)" office:value-type="float" office:value="-279.630892588468" calcext:value-type="float">
            <text:p>-279.6</text:p>
          </table:table-cell>
          <table:table-cell table:style-name="ce12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Transmit Power</text:p>
          </table:table-cell>
          <table:table-cell table:number-columns-repeated="13" office:value-type="float" office:value="20" calcext:value-type="float">
            <text:p>20</text:p>
          </table:table-cell>
          <table:table-cell office:value-type="string" calcext:value-type="string">
            <text:p>dBW</text:p>
          </table:table-cell>
        </table:table-row>
        <table:table-row table:style-name="ro1">
          <table:table-cell office:value-type="string" calcext:value-type="string">
            <text:p>Transmit Antenna Diameter</text:p>
          </table:table-cell>
          <table:table-cell table:number-columns-repeated="13" office:value-type="float" office:value="0.5" calcext:value-type="float">
            <text:p>0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Transmit Antenna Gain</text:p>
          </table:table-cell>
          <table:table-cell table:style-name="ce8" table:formula="of:=10*LOG10(0.6*POWER(PI()*[.B23]*1000000000*[.B26]/300000000;2))" office:value-type="float" office:value="32.1614849500462" calcext:value-type="float">
            <text:p>32.2</text:p>
          </table:table-cell>
          <table:table-cell table:style-name="ce8" table:formula="of:=10*LOG10(0.6*POWER(PI()*[.C23]*1000000000*[.C26]/300000000;2))" office:value-type="float" office:value="32.1614849500462" calcext:value-type="float">
            <text:p>32.2</text:p>
          </table:table-cell>
          <table:table-cell table:style-name="ce8" table:formula="of:=10*LOG10(0.6*POWER(PI()*[.D23]*1000000000*[.D26]/300000000;2))" office:value-type="float" office:value="32.1614849500462" calcext:value-type="float">
            <text:p>32.2</text:p>
          </table:table-cell>
          <table:table-cell table:style-name="ce8" table:formula="of:=10*LOG10(0.6*POWER(PI()*[.E23]*1000000000*[.E26]/300000000;2))" office:value-type="float" office:value="32.1614849500462" calcext:value-type="float">
            <text:p>32.2</text:p>
          </table:table-cell>
          <table:table-cell table:style-name="ce8" table:formula="of:=10*LOG10(0.6*POWER(PI()*[.F23]*1000000000*[.F26]/300000000;2))" office:value-type="float" office:value="32.1614849500462" calcext:value-type="float">
            <text:p>32.2</text:p>
          </table:table-cell>
          <table:table-cell table:style-name="ce8" table:formula="of:=10*LOG10(0.6*POWER(PI()*[.G23]*1000000000*[.G26]/300000000;2))" office:value-type="float" office:value="32.1614849500462" calcext:value-type="float">
            <text:p>32.2</text:p>
          </table:table-cell>
          <table:table-cell table:style-name="ce8" table:formula="of:=10*LOG10(0.6*POWER(PI()*[.H23]*1000000000*[.H26]/300000000;2))" office:value-type="float" office:value="32.1614849500462" calcext:value-type="float">
            <text:p>32.2</text:p>
          </table:table-cell>
          <table:table-cell table:style-name="ce8" table:formula="of:=10*LOG10(0.6*POWER(PI()*[.I23]*1000000000*[.I26]/300000000;2))" office:value-type="float" office:value="32.1614849500462" calcext:value-type="float">
            <text:p>32.2</text:p>
          </table:table-cell>
          <table:table-cell table:style-name="ce8" table:formula="of:=10*LOG10(0.6*POWER(PI()*[.J23]*1000000000*[.J26]/300000000;2))" office:value-type="float" office:value="32.1614849500462" calcext:value-type="float">
            <text:p>32.2</text:p>
          </table:table-cell>
          <table:table-cell table:style-name="ce8" table:formula="of:=10*LOG10(0.6*POWER(PI()*[.K23]*1000000000*[.K26]/300000000;2))" office:value-type="float" office:value="32.1614849500462" calcext:value-type="float">
            <text:p>32.2</text:p>
          </table:table-cell>
          <table:table-cell table:style-name="ce8" table:formula="of:=10*LOG10(0.6*POWER(PI()*[.L23]*1000000000*[.L26]/300000000;2))" office:value-type="float" office:value="32.1614849500462" calcext:value-type="float">
            <text:p>32.2</text:p>
          </table:table-cell>
          <table:table-cell table:style-name="ce8" table:formula="of:=10*LOG10(0.6*POWER(PI()*[.M23]*1000000000*[.M26]/300000000;2))" office:value-type="float" office:value="32.1614849500462" calcext:value-type="float">
            <text:p>32.2</text:p>
          </table:table-cell>
          <table:table-cell table:style-name="ce8" table:formula="of:=10*LOG10(0.6*POWER(PI()*[.N23]*1000000000*[.N26]/300000000;2))" office:value-type="float" office:value="32.1614849500462" calcext:value-type="float">
            <text:p>32.2</text:p>
          </table:table-cell>
          <table:table-cell table:style-name="ce12" office:value-type="string" calcext:value-type="string">
            <text:p>dBi</text:p>
          </table:table-cell>
        </table:table-row>
        <table:table-row table:style-name="ro1">
          <table:table-cell office:value-type="string" calcext:value-type="string">
            <text:p>Receive Dish Diamete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eceive Antenna Gain</text:p>
          </table:table-cell>
          <table:table-cell table:style-name="ce9" table:formula="of:=10*LOG10(0.6*POWER(PI()*[.B23]*1000000000*[.B28]/300000000;2))" office:value-type="float" office:value="32.1614849500462" calcext:value-type="float">
            <text:p>32.2</text:p>
          </table:table-cell>
          <table:table-cell table:style-name="ce9" table:formula="of:=10*LOG10(0.6*POWER(PI()*[.C23]*1000000000*[.C28]/300000000;2))" office:value-type="float" office:value="38.1820848633259" calcext:value-type="float">
            <text:p>38.2</text:p>
          </table:table-cell>
          <table:table-cell table:style-name="ce9" table:formula="of:=10*LOG10(0.6*POWER(PI()*[.D23]*1000000000*[.D28]/300000000;2))" office:value-type="float" office:value="41.7039100444395" calcext:value-type="float">
            <text:p>41.7</text:p>
          </table:table-cell>
          <table:table-cell table:style-name="ce9" table:formula="of:=10*LOG10(0.6*POWER(PI()*[.E23]*1000000000*[.E28]/300000000;2))" office:value-type="float" office:value="44.2026847766055" calcext:value-type="float">
            <text:p>44.2</text:p>
          </table:table-cell>
          <table:table-cell table:style-name="ce9" table:formula="of:=10*LOG10(0.6*POWER(PI()*[.F23]*1000000000*[.F28]/300000000;2))" office:value-type="float" office:value="46.1408850367666" calcext:value-type="float">
            <text:p>46.1</text:p>
          </table:table-cell>
          <table:table-cell table:style-name="ce9" table:formula="of:=10*LOG10(0.6*POWER(PI()*[.G23]*1000000000*[.G28]/300000000;2))" office:value-type="float" office:value="47.7245099577191" calcext:value-type="float">
            <text:p>47.7</text:p>
          </table:table-cell>
          <table:table-cell table:style-name="ce9" table:formula="of:=10*LOG10(0.6*POWER(PI()*[.H23]*1000000000*[.H28]/300000000;2))" office:value-type="float" office:value="49.0634457503314" calcext:value-type="float">
            <text:p>49.1</text:p>
          </table:table-cell>
          <table:table-cell table:style-name="ce9" table:formula="of:=10*LOG10(0.6*POWER(PI()*[.I23]*1000000000*[.I28]/300000000;2))" office:value-type="float" office:value="50.2232846898851" calcext:value-type="float">
            <text:p>50.2</text:p>
          </table:table-cell>
          <table:table-cell table:style-name="ce9" table:formula="of:=10*LOG10(0.6*POWER(PI()*[.J23]*1000000000*[.J28]/300000000;2))" office:value-type="float" office:value="51.2463351388327" calcext:value-type="float">
            <text:p>51.2</text:p>
          </table:table-cell>
          <table:table-cell table:style-name="ce9" table:formula="of:=10*LOG10(0.6*POWER(PI()*[.K23]*1000000000*[.K28]/300000000;2))" office:value-type="float" office:value="52.1614849500462" calcext:value-type="float">
            <text:p>52.2</text:p>
          </table:table-cell>
          <table:table-cell table:style-name="ce9" table:formula="of:=10*LOG10(0.6*POWER(PI()*[.L23]*1000000000*[.L28]/300000000;2))" office:value-type="float" office:value="63.287534965392" calcext:value-type="float">
            <text:p>63.3</text:p>
          </table:table-cell>
          <table:table-cell table:style-name="ce9" table:formula="of:=10*LOG10(0.6*POWER(PI()*[.M23]*1000000000*[.M28]/300000000;2))" office:value-type="float" office:value="68.811663204171" calcext:value-type="float">
            <text:p>68.8</text:p>
          </table:table-cell>
          <table:table-cell table:style-name="ce9" table:formula="of:=10*LOG10(0.6*POWER(PI()*[.N23]*1000000000*[.N28]/300000000;2))" office:value-type="float" office:value="75.084045663611" calcext:value-type="float">
            <text:p>75.1</text:p>
          </table:table-cell>
          <table:table-cell office:value-type="string" calcext:value-type="string">
            <text:p>dBi</text:p>
          </table:table-cell>
        </table:table-row>
        <table:table-row table:style-name="ro1">
          <table:table-cell table:style-name="ce2" office:value-type="string" calcext:value-type="string">
            <text:p>Received Power</text:p>
          </table:table-cell>
          <table:table-cell table:style-name="ce8" table:formula="of:=[.B25]+[.B27]+[.B24]+[.B29]" office:value-type="float" office:value="-195.307922688376" calcext:value-type="float">
            <text:p>-195.3</text:p>
          </table:table-cell>
          <table:table-cell table:style-name="ce8" table:formula="of:=[.C25]+[.C27]+[.C24]+[.C29]" office:value-type="float" office:value="-189.287322775096" calcext:value-type="float">
            <text:p>-189.3</text:p>
          </table:table-cell>
          <table:table-cell table:style-name="ce8" table:formula="of:=[.D25]+[.D27]+[.D24]+[.D29]" office:value-type="float" office:value="-185.765497593983" calcext:value-type="float">
            <text:p>-185.8</text:p>
          </table:table-cell>
          <table:table-cell table:style-name="ce8" table:formula="of:=[.E25]+[.E27]+[.E24]+[.E29]" office:value-type="float" office:value="-183.266722861817" calcext:value-type="float">
            <text:p>-183.3</text:p>
          </table:table-cell>
          <table:table-cell table:style-name="ce8" table:formula="of:=[.F25]+[.F27]+[.F24]+[.F29]" office:value-type="float" office:value="-181.328522601656" calcext:value-type="float">
            <text:p>-181.3</text:p>
          </table:table-cell>
          <table:table-cell table:style-name="ce8" table:formula="of:=[.G25]+[.G27]+[.G24]+[.G29]" office:value-type="float" office:value="-179.744897680703" calcext:value-type="float">
            <text:p>-179.7</text:p>
          </table:table-cell>
          <table:table-cell table:style-name="ce8" table:formula="of:=[.H25]+[.H27]+[.H24]+[.H29]" office:value-type="float" office:value="-178.405961888091" calcext:value-type="float">
            <text:p>-178.4</text:p>
          </table:table-cell>
          <table:table-cell table:style-name="ce8" table:formula="of:=[.I25]+[.I27]+[.I24]+[.I29]" office:value-type="float" office:value="-177.246122948537" calcext:value-type="float">
            <text:p>-177.2</text:p>
          </table:table-cell>
          <table:table-cell table:style-name="ce8" table:formula="of:=[.J25]+[.J27]+[.J24]+[.J29]" office:value-type="float" office:value="-176.223072499589" calcext:value-type="float">
            <text:p>-176.2</text:p>
          </table:table-cell>
          <table:table-cell table:style-name="ce8" table:formula="of:=[.K25]+[.K27]+[.K24]+[.K29]" office:value-type="float" office:value="-175.307922688376" calcext:value-type="float">
            <text:p>-175.3</text:p>
          </table:table-cell>
          <table:table-cell table:style-name="ce8" table:formula="of:=[.L25]+[.L27]+[.L24]+[.L29]" office:value-type="float" office:value="-164.18187267303" calcext:value-type="float">
            <text:p>-164.2</text:p>
          </table:table-cell>
          <table:table-cell table:style-name="ce8" table:formula="of:=[.M25]+[.M27]+[.M24]+[.M29]" office:value-type="float" office:value="-158.657744434251" calcext:value-type="float">
            <text:p>-158.7</text:p>
          </table:table-cell>
          <table:table-cell table:style-name="ce8" table:formula="of:=[.N25]+[.N27]+[.N24]+[.N29]" office:value-type="float" office:value="-152.385361974811" calcext:value-type="float">
            <text:p>-152.4</text:p>
          </table:table-cell>
          <table:table-cell table:style-name="ce12" office:value-type="string" calcext:value-type="string">
            <text:p>dBW</text:p>
          </table:table-cell>
        </table:table-row>
        <table:table-row table:style-name="ro1">
          <table:table-cell office:value-type="string" calcext:value-type="string">
            <text:p>Noise Figure</text:p>
          </table:table-cell>
          <table:table-cell table:number-columns-repeated="13" office:value-type="float" office:value="0.7" calcext:value-type="float">
            <text:p>0.7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table:style-name="ce2" office:value-type="string" calcext:value-type="string">
            <text:p>Noise Power</text:p>
          </table:table-cell>
          <table:table-cell table:style-name="ce8" table:formula="of:=10*LOG10(1.3860649E-023*290*(POWER(10;[.B31]/10)-1)*[.B35]*1000)" office:value-type="float" office:value="-161.530346981874" calcext:value-type="float">
            <text:p>-161.5</text:p>
          </table:table-cell>
          <table:table-cell table:style-name="ce8" table:formula="of:=10*LOG10(1.3860649E-023*290*(POWER(10;[.C31]/10)-1)*[.C35]*1000)" office:value-type="float" office:value="-161.530346981874" calcext:value-type="float">
            <text:p>-161.5</text:p>
          </table:table-cell>
          <table:table-cell table:style-name="ce8" table:formula="of:=10*LOG10(1.3860649E-023*290*(POWER(10;[.D31]/10)-1)*[.D35]*1000)" office:value-type="float" office:value="-161.530346981874" calcext:value-type="float">
            <text:p>-161.5</text:p>
          </table:table-cell>
          <table:table-cell table:style-name="ce8" table:formula="of:=10*LOG10(1.3860649E-023*290*(POWER(10;[.E31]/10)-1)*[.E35]*1000)" office:value-type="float" office:value="-161.530346981874" calcext:value-type="float">
            <text:p>-161.5</text:p>
          </table:table-cell>
          <table:table-cell table:style-name="ce8" table:formula="of:=10*LOG10(1.3860649E-023*290*(POWER(10;[.F31]/10)-1)*[.F35]*1000)" office:value-type="float" office:value="-161.530346981874" calcext:value-type="float">
            <text:p>-161.5</text:p>
          </table:table-cell>
          <table:table-cell table:style-name="ce8" table:formula="of:=10*LOG10(1.3860649E-023*290*(POWER(10;[.G31]/10)-1)*[.G35]*1000)" office:value-type="float" office:value="-161.530346981874" calcext:value-type="float">
            <text:p>-161.5</text:p>
          </table:table-cell>
          <table:table-cell table:style-name="ce8" table:formula="of:=10*LOG10(1.3860649E-023*290*(POWER(10;[.H31]/10)-1)*[.H35]*1000)" office:value-type="float" office:value="-161.530346981874" calcext:value-type="float">
            <text:p>-161.5</text:p>
          </table:table-cell>
          <table:table-cell table:style-name="ce8" table:formula="of:=10*LOG10(1.3860649E-023*290*(POWER(10;[.I31]/10)-1)*[.I35]*1000)" office:value-type="float" office:value="-161.530346981874" calcext:value-type="float">
            <text:p>-161.5</text:p>
          </table:table-cell>
          <table:table-cell table:style-name="ce8" table:formula="of:=10*LOG10(1.3860649E-023*290*(POWER(10;[.J31]/10)-1)*[.J35]*1000)" office:value-type="float" office:value="-161.530346981874" calcext:value-type="float">
            <text:p>-161.5</text:p>
          </table:table-cell>
          <table:table-cell table:style-name="ce8" table:formula="of:=10*LOG10(1.3860649E-023*290*(POWER(10;[.K31]/10)-1)*[.K35]*1000)" office:value-type="float" office:value="-161.530346981874" calcext:value-type="float">
            <text:p>-161.5</text:p>
          </table:table-cell>
          <table:table-cell table:style-name="ce8" table:formula="of:=10*LOG10(1.3860649E-023*290*(POWER(10;[.L31]/10)-1)*[.L35]*1000)" office:value-type="float" office:value="-161.530346981874" calcext:value-type="float">
            <text:p>-161.5</text:p>
          </table:table-cell>
          <table:table-cell table:style-name="ce8" table:formula="of:=10*LOG10(1.3860649E-023*290*(POWER(10;[.M31]/10)-1)*[.M35]*1000)" office:value-type="float" office:value="-161.530346981874" calcext:value-type="float">
            <text:p>-161.5</text:p>
          </table:table-cell>
          <table:table-cell table:style-name="ce8" table:formula="of:=10*LOG10(1.3860649E-023*290*(POWER(10;[.N31]/10)-1)*[.N35]*1000)" office:value-type="float" office:value="-161.530346981874" calcext:value-type="float">
            <text:p>-161.5</text:p>
          </table:table-cell>
          <table:table-cell table:style-name="ce12" office:value-type="string" calcext:value-type="string">
            <text:p>dBW</text:p>
          </table:table-cell>
        </table:table-row>
        <table:table-row table:style-name="ro1">
          <table:table-cell table:style-name="ce3" office:value-type="string" calcext:value-type="string">
            <text:p>Implementation Loss</text:p>
          </table:table-cell>
          <table:table-cell table:number-columns-repeated="13" table:style-name="ce10" office:value-type="float" office:value="1" calcext:value-type="float">
            <text:p>1.0</text:p>
          </table:table-cell>
          <table:table-cell table:style-name="ce13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SNR</text:p>
          </table:table-cell>
          <table:table-cell table:style-name="ce9" table:formula="of:=[.B30]-[.B32]-[.B33]" office:value-type="float" office:value="-34.7775757065019" calcext:value-type="float">
            <text:p>-34.8</text:p>
          </table:table-cell>
          <table:table-cell table:style-name="ce9" table:formula="of:=[.C30]-[.C32]-[.C33]" office:value-type="float" office:value="-28.7569757932222" calcext:value-type="float">
            <text:p>-28.8</text:p>
          </table:table-cell>
          <table:table-cell table:style-name="ce9" table:formula="of:=[.D30]-[.D32]-[.D33]" office:value-type="float" office:value="-25.2351506121086" calcext:value-type="float">
            <text:p>-25.2</text:p>
          </table:table-cell>
          <table:table-cell table:style-name="ce9" table:formula="of:=[.E30]-[.E32]-[.E33]" office:value-type="float" office:value="-22.7363758799426" calcext:value-type="float">
            <text:p>-22.7</text:p>
          </table:table-cell>
          <table:table-cell table:style-name="ce9" table:formula="of:=[.F30]-[.F32]-[.F33]" office:value-type="float" office:value="-20.7981756197815" calcext:value-type="float">
            <text:p>-20.8</text:p>
          </table:table-cell>
          <table:table-cell table:style-name="ce9" table:formula="of:=[.G30]-[.G32]-[.G33]" office:value-type="float" office:value="-19.214550698829" calcext:value-type="float">
            <text:p>-19.2</text:p>
          </table:table-cell>
          <table:table-cell table:style-name="ce9" table:formula="of:=[.H30]-[.H32]-[.H33]" office:value-type="float" office:value="-17.8756149062167" calcext:value-type="float">
            <text:p>-17.9</text:p>
          </table:table-cell>
          <table:table-cell table:style-name="ce9" table:formula="of:=[.I30]-[.I32]-[.I33]" office:value-type="float" office:value="-16.715775966663" calcext:value-type="float">
            <text:p>-16.7</text:p>
          </table:table-cell>
          <table:table-cell table:style-name="ce9" table:formula="of:=[.J30]-[.J32]-[.J33]" office:value-type="float" office:value="-15.6927255177154" calcext:value-type="float">
            <text:p>-15.7</text:p>
          </table:table-cell>
          <table:table-cell table:style-name="ce9" table:formula="of:=[.K30]-[.K32]-[.K33]" office:value-type="float" office:value="-14.7775757065019" calcext:value-type="float">
            <text:p>-14.8</text:p>
          </table:table-cell>
          <table:table-cell table:style-name="ce9" table:formula="of:=[.L30]-[.L32]-[.L33]" office:value-type="float" office:value="-3.65152569115611" calcext:value-type="float">
            <text:p>-3.7</text:p>
          </table:table-cell>
          <table:table-cell table:style-name="ce9" table:formula="of:=[.M30]-[.M32]-[.M33]" office:value-type="float" office:value="1.87260254762288" calcext:value-type="float">
            <text:p>1.9</text:p>
          </table:table-cell>
          <table:table-cell table:style-name="ce9" table:formula="of:=[.N30]-[.N32]-[.N33]" office:value-type="float" office:value="8.1449850070629" calcext:value-type="float">
            <text:p>8.1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table:style-name="ce2" office:value-type="string" calcext:value-type="string">
            <text:p>Bandwidth</text:p>
          </table:table-cell>
          <table:table-cell table:number-columns-repeated="13" table:style-name="ce4" office:value-type="float" office:value="100" calcext:value-type="float">
            <text:p>100</text:p>
          </table:table-cell>
          <table:table-cell table:style-name="ce12"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table:style-name="ce9" table:formula="of:=[.B35]*LOG(1+POWER(10;[.B34]/10))/LOG(2)" office:value-type="float" office:value="0.0480114366827309" calcext:value-type="float">
            <text:p>0.0</text:p>
          </table:table-cell>
          <table:table-cell table:style-name="ce9" table:formula="of:=[.C35]*LOG(1+POWER(10;[.C34]/10))/LOG(2)" office:value-type="float" office:value="0.191949954774623" calcext:value-type="float">
            <text:p>0.2</text:p>
          </table:table-cell>
          <table:table-cell table:style-name="ce9" table:formula="of:=[.D35]*LOG(1+POWER(10;[.D34]/10))/LOG(2)" office:value-type="float" office:value="0.431528814567373" calcext:value-type="float">
            <text:p>0.4</text:p>
          </table:table-cell>
          <table:table-cell table:style-name="ce9" table:formula="of:=[.E35]*LOG(1+POWER(10;[.E34]/10))/LOG(2)" office:value-type="float" office:value="0.766272228229532" calcext:value-type="float">
            <text:p>0.8</text:p>
          </table:table-cell>
          <table:table-cell table:style-name="ce9" table:formula="of:=[.F35]*LOG(1+POWER(10;[.F34]/10))/LOG(2)" office:value-type="float" office:value="1.19551849655362" calcext:value-type="float">
            <text:p>1.2</text:p>
          </table:table-cell>
          <table:table-cell table:style-name="ce9" table:formula="of:=[.G35]*LOG(1+POWER(10;[.G34]/10))/LOG(2)" office:value-type="float" office:value="1.71842433959994" calcext:value-type="float">
            <text:p>1.7</text:p>
          </table:table-cell>
          <table:table-cell table:style-name="ce9" table:formula="of:=[.H35]*LOG(1+POWER(10;[.H34]/10))/LOG(2)" office:value-type="float" office:value="2.33397036215917" calcext:value-type="float">
            <text:p>2.3</text:p>
          </table:table-cell>
          <table:table-cell table:style-name="ce9" table:formula="of:=[.I35]*LOG(1+POWER(10;[.I34]/10))/LOG(2)" office:value-type="float" office:value="3.0409675804694" calcext:value-type="float">
            <text:p>3.0</text:p>
          </table:table-cell>
          <table:table-cell table:style-name="ce9" table:formula="of:=[.J35]*LOG(1+POWER(10;[.J34]/10))/LOG(2)" office:value-type="float" office:value="3.83806492381445" calcext:value-type="float">
            <text:p>3.8</text:p>
          </table:table-cell>
          <table:table-cell table:style-name="ce9" table:formula="of:=[.K35]*LOG(1+POWER(10;[.K34]/10))/LOG(2)" office:value-type="float" office:value="4.72375761374746" calcext:value-type="float">
            <text:p>4.7</text:p>
          </table:table-cell>
          <table:table-cell table:style-name="ce9" table:formula="of:=[.L35]*LOG(1+POWER(10;[.L34]/10))/LOG(2)" office:value-type="float" office:value="51.739413736093" calcext:value-type="float">
            <text:p>51.7</text:p>
          </table:table-cell>
          <table:table-cell table:style-name="ce9" table:formula="of:=[.M35]*LOG(1+POWER(10;[.M34]/10))/LOG(2)" office:value-type="float" office:value="134.430395880169" calcext:value-type="float">
            <text:p>134.4</text:p>
          </table:table-cell>
          <table:table-cell table:style-name="ce9" table:formula="of:=[.N35]*LOG(1+POWER(10;[.N34]/10))/LOG(2)" office:value-type="float" office:value="291.145534173375" calcext:value-type="float">
            <text:p>291.1</text:p>
          </table:table-cell>
          <table:table-cell office:value-type="string" calcext:value-type="string">
            <text:p>kbits/s</text:p>
          </table:table-cell>
        </table:table-row>
        <table:table-row table:style-name="ro1">
          <table:table-cell table:style-name="ce4"/>
          <table:table-cell table:style-name="ce8" table:formula="of:=1000*[.B35]*LOG(1+POWER(10;[.B34]/10))/LOG(2)" office:value-type="float" office:value="48.0114366827309" calcext:value-type="float">
            <text:p>48.0</text:p>
          </table:table-cell>
          <table:table-cell table:style-name="ce8" table:formula="of:=1000*[.C35]*LOG(1+POWER(10;[.C34]/10))/LOG(2)" office:value-type="float" office:value="191.949954774623" calcext:value-type="float">
            <text:p>191.9</text:p>
          </table:table-cell>
          <table:table-cell table:style-name="ce8" table:formula="of:=1000*[.D35]*LOG(1+POWER(10;[.D34]/10))/LOG(2)" office:value-type="float" office:value="431.528814567373" calcext:value-type="float">
            <text:p>431.5</text:p>
          </table:table-cell>
          <table:table-cell table:style-name="ce8" table:formula="of:=1000*[.E35]*LOG(1+POWER(10;[.E34]/10))/LOG(2)" office:value-type="float" office:value="766.272228229532" calcext:value-type="float">
            <text:p>766.3</text:p>
          </table:table-cell>
          <table:table-cell table:style-name="ce8" table:formula="of:=1000*[.F35]*LOG(1+POWER(10;[.F34]/10))/LOG(2)" office:value-type="float" office:value="1195.51849655362" calcext:value-type="float">
            <text:p>1195.5</text:p>
          </table:table-cell>
          <table:table-cell table:style-name="ce8" table:formula="of:=1000*[.G35]*LOG(1+POWER(10;[.G34]/10))/LOG(2)" office:value-type="float" office:value="1718.42433959994" calcext:value-type="float">
            <text:p>1718.4</text:p>
          </table:table-cell>
          <table:table-cell table:style-name="ce8" table:formula="of:=1000*[.H35]*LOG(1+POWER(10;[.H34]/10))/LOG(2)" office:value-type="float" office:value="2333.97036215917" calcext:value-type="float">
            <text:p>2334.0</text:p>
          </table:table-cell>
          <table:table-cell table:style-name="ce8" table:formula="of:=1000*[.I35]*LOG(1+POWER(10;[.I34]/10))/LOG(2)" office:value-type="float" office:value="3040.9675804694" calcext:value-type="float">
            <text:p>3041.0</text:p>
          </table:table-cell>
          <table:table-cell table:style-name="ce8" table:formula="of:=1000*[.J35]*LOG(1+POWER(10;[.J34]/10))/LOG(2)" office:value-type="float" office:value="3838.06492381445" calcext:value-type="float">
            <text:p>3838.1</text:p>
          </table:table-cell>
          <table:table-cell table:style-name="ce8" table:formula="of:=1000*[.K35]*LOG(1+POWER(10;[.K34]/10))/LOG(2)" office:value-type="float" office:value="4723.75761374746" calcext:value-type="float">
            <text:p>4723.8</text:p>
          </table:table-cell>
          <table:table-cell table:style-name="ce8" table:formula="of:=1000*[.L35]*LOG(1+POWER(10;[.L34]/10))/LOG(2)" office:value-type="float" office:value="51739.413736093" calcext:value-type="float">
            <text:p>51739.4</text:p>
          </table:table-cell>
          <table:table-cell table:style-name="ce8" table:formula="of:=1000*[.M35]*LOG(1+POWER(10;[.M34]/10))/LOG(2)" office:value-type="float" office:value="134430.395880169" calcext:value-type="float">
            <text:p>134430.4</text:p>
          </table:table-cell>
          <table:table-cell table:style-name="ce8" table:formula="of:=1000*[.N35]*LOG(1+POWER(10;[.N34]/10))/LOG(2)" office:value-type="float" office:value="291145.534173375" calcext:value-type="float">
            <text:p>291145.5</text:p>
          </table:table-cell>
          <table:table-cell table:style-name="ce12" office:value-type="string" calcext:value-type="string">
            <text:p>bits/s</text:p>
          </table:table-cell>
        </table:table-row>
        <table:table-row table:style-name="ro1">
          <table:table-cell office:value-type="string" calcext:value-type="string">
            <text:p>Spectral Efficiency</text:p>
          </table:table-cell>
          <table:table-cell table:style-name="ce7" table:formula="of:=[.B37]*0.001/[.B35]" office:value-type="float" office:value="0.000480114366827309" calcext:value-type="float">
            <text:p>0.000</text:p>
          </table:table-cell>
          <table:table-cell table:style-name="ce7" table:formula="of:=[.C37]*0.001/[.C35]" office:value-type="float" office:value="0.00191949954774623" calcext:value-type="float">
            <text:p>0.002</text:p>
          </table:table-cell>
          <table:table-cell table:style-name="ce7" table:formula="of:=[.D37]*0.001/[.D35]" office:value-type="float" office:value="0.00431528814567373" calcext:value-type="float">
            <text:p>0.004</text:p>
          </table:table-cell>
          <table:table-cell table:style-name="ce7" table:formula="of:=[.E37]*0.001/[.E35]" office:value-type="float" office:value="0.00766272228229532" calcext:value-type="float">
            <text:p>0.008</text:p>
          </table:table-cell>
          <table:table-cell table:style-name="ce7" table:formula="of:=[.F37]*0.001/[.F35]" office:value-type="float" office:value="0.0119551849655362" calcext:value-type="float">
            <text:p>0.012</text:p>
          </table:table-cell>
          <table:table-cell table:style-name="ce7" table:formula="of:=[.G37]*0.001/[.G35]" office:value-type="float" office:value="0.0171842433959994" calcext:value-type="float">
            <text:p>0.017</text:p>
          </table:table-cell>
          <table:table-cell table:style-name="ce7" table:formula="of:=[.H37]*0.001/[.H35]" office:value-type="float" office:value="0.0233397036215917" calcext:value-type="float">
            <text:p>0.023</text:p>
          </table:table-cell>
          <table:table-cell table:style-name="ce7" table:formula="of:=[.I37]*0.001/[.I35]" office:value-type="float" office:value="0.030409675804694" calcext:value-type="float">
            <text:p>0.030</text:p>
          </table:table-cell>
          <table:table-cell table:style-name="ce7" table:formula="of:=[.J37]*0.001/[.J35]" office:value-type="float" office:value="0.0383806492381445" calcext:value-type="float">
            <text:p>0.038</text:p>
          </table:table-cell>
          <table:table-cell table:style-name="ce7" table:formula="of:=[.K37]*0.001/[.K35]" office:value-type="float" office:value="0.0472375761374746" calcext:value-type="float">
            <text:p>0.047</text:p>
          </table:table-cell>
          <table:table-cell table:style-name="ce7" table:formula="of:=[.L37]*0.001/[.L35]" office:value-type="float" office:value="0.51739413736093" calcext:value-type="float">
            <text:p>0.517</text:p>
          </table:table-cell>
          <table:table-cell table:style-name="ce7" table:formula="of:=[.M37]*0.001/[.M35]" office:value-type="float" office:value="1.34430395880169" calcext:value-type="float">
            <text:p>1.344</text:p>
          </table:table-cell>
          <table:table-cell table:style-name="ce7" table:formula="of:=[.N37]*0.001/[.N35]" office:value-type="float" office:value="2.91145534173375" calcext:value-type="float">
            <text:p>2.911</text:p>
          </table:table-cell>
          <table:table-cell/>
        </table:table-row>
        <table:table-row table:style-name="ro1">
          <table:table-cell table:style-name="Default"/>
          <table:table-cell table:number-columns-repeated="13"/>
          <table:table-cell table:style-name="Default"/>
        </table:table-row>
        <table:table-row table:style-name="ro1">
          <table:table-cell table:style-name="Default" office:value-type="string" calcext:value-type="string">
            <text:p>Transmit Dish Diameter = 1.0 m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13" office:value-type="float" office:value="228800000000" calcext:value-type="float">
            <text:p>22880000000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table:number-columns-repeated="13" table:style-name="ce7" office:value-type="float" office:value="10" calcext:value-type="float">
            <text:p>10.000</text:p>
          </table:table-cell>
          <table:table-cell office:value-type="string" calcext:value-type="string">
            <text:p>GHz</text:p>
          </table:table-cell>
        </table:table-row>
        <table:table-row table:style-name="ro1">
          <table:table-cell table:style-name="ce2" office:value-type="string" calcext:value-type="string">
            <text:p>FSPL</text:p>
          </table:table-cell>
          <table:table-cell table:style-name="ce8" table:formula="of:=-20*LOG10(4*PI()*[.B41]*[.B42]*1000000000/300000000)" office:value-type="float" office:value="-279.630892588468" calcext:value-type="float">
            <text:p>-279.6</text:p>
          </table:table-cell>
          <table:table-cell table:style-name="ce8" table:formula="of:=-20*LOG10(4*PI()*[.C41]*[.C42]*1000000000/300000000)" office:value-type="float" office:value="-279.630892588468" calcext:value-type="float">
            <text:p>-279.6</text:p>
          </table:table-cell>
          <table:table-cell table:style-name="ce8" table:formula="of:=-20*LOG10(4*PI()*[.D41]*[.D42]*1000000000/300000000)" office:value-type="float" office:value="-279.630892588468" calcext:value-type="float">
            <text:p>-279.6</text:p>
          </table:table-cell>
          <table:table-cell table:style-name="ce8" table:formula="of:=-20*LOG10(4*PI()*[.E41]*[.E42]*1000000000/300000000)" office:value-type="float" office:value="-279.630892588468" calcext:value-type="float">
            <text:p>-279.6</text:p>
          </table:table-cell>
          <table:table-cell table:style-name="ce8" table:formula="of:=-20*LOG10(4*PI()*[.F41]*[.F42]*1000000000/300000000)" office:value-type="float" office:value="-279.630892588468" calcext:value-type="float">
            <text:p>-279.6</text:p>
          </table:table-cell>
          <table:table-cell table:style-name="ce8" table:formula="of:=-20*LOG10(4*PI()*[.G41]*[.G42]*1000000000/300000000)" office:value-type="float" office:value="-279.630892588468" calcext:value-type="float">
            <text:p>-279.6</text:p>
          </table:table-cell>
          <table:table-cell table:style-name="ce8" table:formula="of:=-20*LOG10(4*PI()*[.H41]*[.H42]*1000000000/300000000)" office:value-type="float" office:value="-279.630892588468" calcext:value-type="float">
            <text:p>-279.6</text:p>
          </table:table-cell>
          <table:table-cell table:style-name="ce8" table:formula="of:=-20*LOG10(4*PI()*[.I41]*[.I42]*1000000000/300000000)" office:value-type="float" office:value="-279.630892588468" calcext:value-type="float">
            <text:p>-279.6</text:p>
          </table:table-cell>
          <table:table-cell table:style-name="ce8" table:formula="of:=-20*LOG10(4*PI()*[.J41]*[.J42]*1000000000/300000000)" office:value-type="float" office:value="-279.630892588468" calcext:value-type="float">
            <text:p>-279.6</text:p>
          </table:table-cell>
          <table:table-cell table:style-name="ce8" table:formula="of:=-20*LOG10(4*PI()*[.K41]*[.K42]*1000000000/300000000)" office:value-type="float" office:value="-279.630892588468" calcext:value-type="float">
            <text:p>-279.6</text:p>
          </table:table-cell>
          <table:table-cell table:style-name="ce8" table:formula="of:=-20*LOG10(4*PI()*[.L41]*[.L42]*1000000000/300000000)" office:value-type="float" office:value="-279.630892588468" calcext:value-type="float">
            <text:p>-279.6</text:p>
          </table:table-cell>
          <table:table-cell table:style-name="ce8" table:formula="of:=-20*LOG10(4*PI()*[.M41]*[.M42]*1000000000/300000000)" office:value-type="float" office:value="-279.630892588468" calcext:value-type="float">
            <text:p>-279.6</text:p>
          </table:table-cell>
          <table:table-cell table:style-name="ce8" table:formula="of:=-20*LOG10(4*PI()*[.N41]*[.N42]*1000000000/300000000)" office:value-type="float" office:value="-279.630892588468" calcext:value-type="float">
            <text:p>-279.6</text:p>
          </table:table-cell>
          <table:table-cell table:style-name="ce12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Transmit Power</text:p>
          </table:table-cell>
          <table:table-cell table:number-columns-repeated="13" office:value-type="float" office:value="20" calcext:value-type="float">
            <text:p>20</text:p>
          </table:table-cell>
          <table:table-cell office:value-type="string" calcext:value-type="string">
            <text:p>dBW</text:p>
          </table:table-cell>
        </table:table-row>
        <table:table-row table:style-name="ro1">
          <table:table-cell office:value-type="string" calcext:value-type="string">
            <text:p>Transmit Antenna Diameter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Transmit Antenna Gain</text:p>
          </table:table-cell>
          <table:table-cell table:style-name="ce8" table:formula="of:=10*LOG10(0.6*POWER(PI()*[.B42]*1000000000*[.B45]/300000000;2))" office:value-type="float" office:value="38.1820848633259" calcext:value-type="float">
            <text:p>38.2</text:p>
          </table:table-cell>
          <table:table-cell table:style-name="ce8" table:formula="of:=10*LOG10(0.6*POWER(PI()*[.C42]*1000000000*[.C45]/300000000;2))" office:value-type="float" office:value="38.1820848633259" calcext:value-type="float">
            <text:p>38.2</text:p>
          </table:table-cell>
          <table:table-cell table:style-name="ce8" table:formula="of:=10*LOG10(0.6*POWER(PI()*[.D42]*1000000000*[.D45]/300000000;2))" office:value-type="float" office:value="38.1820848633259" calcext:value-type="float">
            <text:p>38.2</text:p>
          </table:table-cell>
          <table:table-cell table:style-name="ce8" table:formula="of:=10*LOG10(0.6*POWER(PI()*[.E42]*1000000000*[.E45]/300000000;2))" office:value-type="float" office:value="38.1820848633259" calcext:value-type="float">
            <text:p>38.2</text:p>
          </table:table-cell>
          <table:table-cell table:style-name="ce8" table:formula="of:=10*LOG10(0.6*POWER(PI()*[.F42]*1000000000*[.F45]/300000000;2))" office:value-type="float" office:value="38.1820848633259" calcext:value-type="float">
            <text:p>38.2</text:p>
          </table:table-cell>
          <table:table-cell table:style-name="ce8" table:formula="of:=10*LOG10(0.6*POWER(PI()*[.G42]*1000000000*[.G45]/300000000;2))" office:value-type="float" office:value="38.1820848633259" calcext:value-type="float">
            <text:p>38.2</text:p>
          </table:table-cell>
          <table:table-cell table:style-name="ce8" table:formula="of:=10*LOG10(0.6*POWER(PI()*[.H42]*1000000000*[.H45]/300000000;2))" office:value-type="float" office:value="38.1820848633259" calcext:value-type="float">
            <text:p>38.2</text:p>
          </table:table-cell>
          <table:table-cell table:style-name="ce8" table:formula="of:=10*LOG10(0.6*POWER(PI()*[.I42]*1000000000*[.I45]/300000000;2))" office:value-type="float" office:value="38.1820848633259" calcext:value-type="float">
            <text:p>38.2</text:p>
          </table:table-cell>
          <table:table-cell table:style-name="ce8" table:formula="of:=10*LOG10(0.6*POWER(PI()*[.J42]*1000000000*[.J45]/300000000;2))" office:value-type="float" office:value="38.1820848633259" calcext:value-type="float">
            <text:p>38.2</text:p>
          </table:table-cell>
          <table:table-cell table:style-name="ce8" table:formula="of:=10*LOG10(0.6*POWER(PI()*[.K42]*1000000000*[.K45]/300000000;2))" office:value-type="float" office:value="38.1820848633259" calcext:value-type="float">
            <text:p>38.2</text:p>
          </table:table-cell>
          <table:table-cell table:style-name="ce8" table:formula="of:=10*LOG10(0.6*POWER(PI()*[.L42]*1000000000*[.L45]/300000000;2))" office:value-type="float" office:value="38.1820848633259" calcext:value-type="float">
            <text:p>38.2</text:p>
          </table:table-cell>
          <table:table-cell table:style-name="ce8" table:formula="of:=10*LOG10(0.6*POWER(PI()*[.M42]*1000000000*[.M45]/300000000;2))" office:value-type="float" office:value="38.1820848633259" calcext:value-type="float">
            <text:p>38.2</text:p>
          </table:table-cell>
          <table:table-cell table:style-name="ce8" table:formula="of:=10*LOG10(0.6*POWER(PI()*[.N42]*1000000000*[.N45]/300000000;2))" office:value-type="float" office:value="38.1820848633259" calcext:value-type="float">
            <text:p>38.2</text:p>
          </table:table-cell>
          <table:table-cell table:style-name="ce12" office:value-type="string" calcext:value-type="string">
            <text:p>dBi</text:p>
          </table:table-cell>
        </table:table-row>
        <table:table-row table:style-name="ro1">
          <table:table-cell office:value-type="string" calcext:value-type="string">
            <text:p>Receive Dish Diameter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eceive Antenna Gain</text:p>
          </table:table-cell>
          <table:table-cell table:style-name="ce9" table:formula="of:=10*LOG10(0.6*POWER(PI()*[.B42]*1000000000*[.B47]/300000000;2))" office:value-type="float" office:value="32.1614849500462" calcext:value-type="float">
            <text:p>32.2</text:p>
          </table:table-cell>
          <table:table-cell table:style-name="ce9" table:formula="of:=10*LOG10(0.6*POWER(PI()*[.C42]*1000000000*[.C47]/300000000;2))" office:value-type="float" office:value="38.1820848633259" calcext:value-type="float">
            <text:p>38.2</text:p>
          </table:table-cell>
          <table:table-cell table:style-name="ce9" table:formula="of:=10*LOG10(0.6*POWER(PI()*[.D42]*1000000000*[.D47]/300000000;2))" office:value-type="float" office:value="41.7039100444395" calcext:value-type="float">
            <text:p>41.7</text:p>
          </table:table-cell>
          <table:table-cell table:style-name="ce9" table:formula="of:=10*LOG10(0.6*POWER(PI()*[.E42]*1000000000*[.E47]/300000000;2))" office:value-type="float" office:value="44.2026847766055" calcext:value-type="float">
            <text:p>44.2</text:p>
          </table:table-cell>
          <table:table-cell table:style-name="ce9" table:formula="of:=10*LOG10(0.6*POWER(PI()*[.F42]*1000000000*[.F47]/300000000;2))" office:value-type="float" office:value="46.1408850367666" calcext:value-type="float">
            <text:p>46.1</text:p>
          </table:table-cell>
          <table:table-cell table:style-name="ce9" table:formula="of:=10*LOG10(0.6*POWER(PI()*[.G42]*1000000000*[.G47]/300000000;2))" office:value-type="float" office:value="47.7245099577191" calcext:value-type="float">
            <text:p>47.7</text:p>
          </table:table-cell>
          <table:table-cell table:style-name="ce9" table:formula="of:=10*LOG10(0.6*POWER(PI()*[.H42]*1000000000*[.H47]/300000000;2))" office:value-type="float" office:value="49.0634457503314" calcext:value-type="float">
            <text:p>49.1</text:p>
          </table:table-cell>
          <table:table-cell table:style-name="ce9" table:formula="of:=10*LOG10(0.6*POWER(PI()*[.I42]*1000000000*[.I47]/300000000;2))" office:value-type="float" office:value="50.2232846898851" calcext:value-type="float">
            <text:p>50.2</text:p>
          </table:table-cell>
          <table:table-cell table:style-name="ce9" table:formula="of:=10*LOG10(0.6*POWER(PI()*[.J42]*1000000000*[.J47]/300000000;2))" office:value-type="float" office:value="51.2463351388327" calcext:value-type="float">
            <text:p>51.2</text:p>
          </table:table-cell>
          <table:table-cell table:style-name="ce9" table:formula="of:=10*LOG10(0.6*POWER(PI()*[.K42]*1000000000*[.K47]/300000000;2))" office:value-type="float" office:value="52.1614849500462" calcext:value-type="float">
            <text:p>52.2</text:p>
          </table:table-cell>
          <table:table-cell table:style-name="ce9" table:formula="of:=10*LOG10(0.6*POWER(PI()*[.L42]*1000000000*[.L47]/300000000;2))" office:value-type="float" office:value="63.287534965392" calcext:value-type="float">
            <text:p>63.3</text:p>
          </table:table-cell>
          <table:table-cell table:style-name="ce9" table:formula="of:=10*LOG10(0.6*POWER(PI()*[.M42]*1000000000*[.M47]/300000000;2))" office:value-type="float" office:value="68.811663204171" calcext:value-type="float">
            <text:p>68.8</text:p>
          </table:table-cell>
          <table:table-cell table:style-name="ce9" table:formula="of:=10*LOG10(0.6*POWER(PI()*[.N42]*1000000000*[.N47]/300000000;2))" office:value-type="float" office:value="75.084045663611" calcext:value-type="float">
            <text:p>75.1</text:p>
          </table:table-cell>
          <table:table-cell office:value-type="string" calcext:value-type="string">
            <text:p>dBi</text:p>
          </table:table-cell>
        </table:table-row>
        <table:table-row table:style-name="ro1">
          <table:table-cell table:style-name="ce2" office:value-type="string" calcext:value-type="string">
            <text:p>Received Power</text:p>
          </table:table-cell>
          <table:table-cell table:style-name="ce8" table:formula="of:=[.B44]+[.B46]+[.B43]+[.B48]" office:value-type="float" office:value="-189.287322775096" calcext:value-type="float">
            <text:p>-189.3</text:p>
          </table:table-cell>
          <table:table-cell table:style-name="ce8" table:formula="of:=[.C44]+[.C46]+[.C43]+[.C48]" office:value-type="float" office:value="-183.266722861817" calcext:value-type="float">
            <text:p>-183.3</text:p>
          </table:table-cell>
          <table:table-cell table:style-name="ce8" table:formula="of:=[.D44]+[.D46]+[.D43]+[.D48]" office:value-type="float" office:value="-179.744897680703" calcext:value-type="float">
            <text:p>-179.7</text:p>
          </table:table-cell>
          <table:table-cell table:style-name="ce8" table:formula="of:=[.E44]+[.E46]+[.E43]+[.E48]" office:value-type="float" office:value="-177.246122948537" calcext:value-type="float">
            <text:p>-177.2</text:p>
          </table:table-cell>
          <table:table-cell table:style-name="ce8" table:formula="of:=[.F44]+[.F46]+[.F43]+[.F48]" office:value-type="float" office:value="-175.307922688376" calcext:value-type="float">
            <text:p>-175.3</text:p>
          </table:table-cell>
          <table:table-cell table:style-name="ce8" table:formula="of:=[.G44]+[.G46]+[.G43]+[.G48]" office:value-type="float" office:value="-173.724297767423" calcext:value-type="float">
            <text:p>-173.7</text:p>
          </table:table-cell>
          <table:table-cell table:style-name="ce8" table:formula="of:=[.H44]+[.H46]+[.H43]+[.H48]" office:value-type="float" office:value="-172.385361974811" calcext:value-type="float">
            <text:p>-172.4</text:p>
          </table:table-cell>
          <table:table-cell table:style-name="ce8" table:formula="of:=[.I44]+[.I46]+[.I43]+[.I48]" office:value-type="float" office:value="-171.225523035257" calcext:value-type="float">
            <text:p>-171.2</text:p>
          </table:table-cell>
          <table:table-cell table:style-name="ce8" table:formula="of:=[.J44]+[.J46]+[.J43]+[.J48]" office:value-type="float" office:value="-170.20247258631" calcext:value-type="float">
            <text:p>-170.2</text:p>
          </table:table-cell>
          <table:table-cell table:style-name="ce8" table:formula="of:=[.K44]+[.K46]+[.K43]+[.K48]" office:value-type="float" office:value="-169.287322775096" calcext:value-type="float">
            <text:p>-169.3</text:p>
          </table:table-cell>
          <table:table-cell table:style-name="ce8" table:formula="of:=[.L44]+[.L46]+[.L43]+[.L48]" office:value-type="float" office:value="-158.161272759751" calcext:value-type="float">
            <text:p>-158.2</text:p>
          </table:table-cell>
          <table:table-cell table:style-name="ce8" table:formula="of:=[.M44]+[.M46]+[.M43]+[.M48]" office:value-type="float" office:value="-152.637144520972" calcext:value-type="float">
            <text:p>-152.6</text:p>
          </table:table-cell>
          <table:table-cell table:style-name="ce8" table:formula="of:=[.N44]+[.N46]+[.N43]+[.N48]" office:value-type="float" office:value="-146.364762061532" calcext:value-type="float">
            <text:p>-146.4</text:p>
          </table:table-cell>
          <table:table-cell table:style-name="ce12" office:value-type="string" calcext:value-type="string">
            <text:p>dBW</text:p>
          </table:table-cell>
        </table:table-row>
        <table:table-row table:style-name="ro1">
          <table:table-cell office:value-type="string" calcext:value-type="string">
            <text:p>Noise Figure</text:p>
          </table:table-cell>
          <table:table-cell table:number-columns-repeated="13" office:value-type="float" office:value="0.7" calcext:value-type="float">
            <text:p>0.7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table:style-name="ce2" office:value-type="string" calcext:value-type="string">
            <text:p>Noise Power</text:p>
          </table:table-cell>
          <table:table-cell table:style-name="ce8" table:formula="of:=10*LOG10(1.3860649E-023*290*(POWER(10;[.B50]/10)-1)*[.B54]*1000)" office:value-type="float" office:value="-161.530346981874" calcext:value-type="float">
            <text:p>-161.5</text:p>
          </table:table-cell>
          <table:table-cell table:style-name="ce8" table:formula="of:=10*LOG10(1.3860649E-023*290*(POWER(10;[.C50]/10)-1)*[.C54]*1000)" office:value-type="float" office:value="-161.530346981874" calcext:value-type="float">
            <text:p>-161.5</text:p>
          </table:table-cell>
          <table:table-cell table:style-name="ce8" table:formula="of:=10*LOG10(1.3860649E-023*290*(POWER(10;[.D50]/10)-1)*[.D54]*1000)" office:value-type="float" office:value="-161.530346981874" calcext:value-type="float">
            <text:p>-161.5</text:p>
          </table:table-cell>
          <table:table-cell table:style-name="ce8" table:formula="of:=10*LOG10(1.3860649E-023*290*(POWER(10;[.E50]/10)-1)*[.E54]*1000)" office:value-type="float" office:value="-161.530346981874" calcext:value-type="float">
            <text:p>-161.5</text:p>
          </table:table-cell>
          <table:table-cell table:style-name="ce8" table:formula="of:=10*LOG10(1.3860649E-023*290*(POWER(10;[.F50]/10)-1)*[.F54]*1000)" office:value-type="float" office:value="-161.530346981874" calcext:value-type="float">
            <text:p>-161.5</text:p>
          </table:table-cell>
          <table:table-cell table:style-name="ce8" table:formula="of:=10*LOG10(1.3860649E-023*290*(POWER(10;[.G50]/10)-1)*[.G54]*1000)" office:value-type="float" office:value="-161.530346981874" calcext:value-type="float">
            <text:p>-161.5</text:p>
          </table:table-cell>
          <table:table-cell table:style-name="ce8" table:formula="of:=10*LOG10(1.3860649E-023*290*(POWER(10;[.H50]/10)-1)*[.H54]*1000)" office:value-type="float" office:value="-161.530346981874" calcext:value-type="float">
            <text:p>-161.5</text:p>
          </table:table-cell>
          <table:table-cell table:style-name="ce8" table:formula="of:=10*LOG10(1.3860649E-023*290*(POWER(10;[.I50]/10)-1)*[.I54]*1000)" office:value-type="float" office:value="-161.530346981874" calcext:value-type="float">
            <text:p>-161.5</text:p>
          </table:table-cell>
          <table:table-cell table:style-name="ce8" table:formula="of:=10*LOG10(1.3860649E-023*290*(POWER(10;[.J50]/10)-1)*[.J54]*1000)" office:value-type="float" office:value="-161.530346981874" calcext:value-type="float">
            <text:p>-161.5</text:p>
          </table:table-cell>
          <table:table-cell table:style-name="ce8" table:formula="of:=10*LOG10(1.3860649E-023*290*(POWER(10;[.K50]/10)-1)*[.K54]*1000)" office:value-type="float" office:value="-161.530346981874" calcext:value-type="float">
            <text:p>-161.5</text:p>
          </table:table-cell>
          <table:table-cell table:style-name="ce8" table:formula="of:=10*LOG10(1.3860649E-023*290*(POWER(10;[.L50]/10)-1)*[.L54]*1000)" office:value-type="float" office:value="-161.530346981874" calcext:value-type="float">
            <text:p>-161.5</text:p>
          </table:table-cell>
          <table:table-cell table:style-name="ce8" table:formula="of:=10*LOG10(1.3860649E-023*290*(POWER(10;[.M50]/10)-1)*[.M54]*1000)" office:value-type="float" office:value="-161.530346981874" calcext:value-type="float">
            <text:p>-161.5</text:p>
          </table:table-cell>
          <table:table-cell table:style-name="ce8" table:formula="of:=10*LOG10(1.3860649E-023*290*(POWER(10;[.N50]/10)-1)*[.N54]*1000)" office:value-type="float" office:value="-161.530346981874" calcext:value-type="float">
            <text:p>-161.5</text:p>
          </table:table-cell>
          <table:table-cell table:style-name="ce12" office:value-type="string" calcext:value-type="string">
            <text:p>dBW</text:p>
          </table:table-cell>
        </table:table-row>
        <table:table-row table:style-name="ro1">
          <table:table-cell table:style-name="ce3" office:value-type="string" calcext:value-type="string">
            <text:p>Implementation Loss</text:p>
          </table:table-cell>
          <table:table-cell table:number-columns-repeated="13" table:style-name="ce10" office:value-type="float" office:value="1" calcext:value-type="float">
            <text:p>1.0</text:p>
          </table:table-cell>
          <table:table-cell table:style-name="ce13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SNR</text:p>
          </table:table-cell>
          <table:table-cell table:style-name="ce9" table:formula="of:=[.B49]-[.B51]-[.B52]" office:value-type="float" office:value="-28.7569757932222" calcext:value-type="float">
            <text:p>-28.8</text:p>
          </table:table-cell>
          <table:table-cell table:style-name="ce9" table:formula="of:=[.C49]-[.C51]-[.C52]" office:value-type="float" office:value="-22.7363758799426" calcext:value-type="float">
            <text:p>-22.7</text:p>
          </table:table-cell>
          <table:table-cell table:style-name="ce9" table:formula="of:=[.D49]-[.D51]-[.D52]" office:value-type="float" office:value="-19.214550698829" calcext:value-type="float">
            <text:p>-19.2</text:p>
          </table:table-cell>
          <table:table-cell table:style-name="ce9" table:formula="of:=[.E49]-[.E51]-[.E52]" office:value-type="float" office:value="-16.715775966663" calcext:value-type="float">
            <text:p>-16.7</text:p>
          </table:table-cell>
          <table:table-cell table:style-name="ce9" table:formula="of:=[.F49]-[.F51]-[.F52]" office:value-type="float" office:value="-14.7775757065019" calcext:value-type="float">
            <text:p>-14.8</text:p>
          </table:table-cell>
          <table:table-cell table:style-name="ce9" table:formula="of:=[.G49]-[.G51]-[.G52]" office:value-type="float" office:value="-13.1939507855494" calcext:value-type="float">
            <text:p>-13.2</text:p>
          </table:table-cell>
          <table:table-cell table:style-name="ce9" table:formula="of:=[.H49]-[.H51]-[.H52]" office:value-type="float" office:value="-11.8550149929371" calcext:value-type="float">
            <text:p>-11.9</text:p>
          </table:table-cell>
          <table:table-cell table:style-name="ce9" table:formula="of:=[.I49]-[.I51]-[.I52]" office:value-type="float" office:value="-10.6951760533834" calcext:value-type="float">
            <text:p>-10.7</text:p>
          </table:table-cell>
          <table:table-cell table:style-name="ce9" table:formula="of:=[.J49]-[.J51]-[.J52]" office:value-type="float" office:value="-9.67212560443573" calcext:value-type="float">
            <text:p>-9.7</text:p>
          </table:table-cell>
          <table:table-cell table:style-name="ce9" table:formula="of:=[.K49]-[.K51]-[.K52]" office:value-type="float" office:value="-8.75697579322224" calcext:value-type="float">
            <text:p>-8.8</text:p>
          </table:table-cell>
          <table:table-cell table:style-name="ce9" table:formula="of:=[.L49]-[.L51]-[.L52]" office:value-type="float" office:value="2.36907422212352" calcext:value-type="float">
            <text:p>2.4</text:p>
          </table:table-cell>
          <table:table-cell table:style-name="ce9" table:formula="of:=[.M49]-[.M51]-[.M52]" office:value-type="float" office:value="7.8932024609025" calcext:value-type="float">
            <text:p>7.9</text:p>
          </table:table-cell>
          <table:table-cell table:style-name="ce9" table:formula="of:=[.N49]-[.N51]-[.N52]" office:value-type="float" office:value="14.1655849203425" calcext:value-type="float">
            <text:p>14.2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table:style-name="ce2" office:value-type="string" calcext:value-type="string">
            <text:p>Bandwidth</text:p>
          </table:table-cell>
          <table:table-cell table:number-columns-repeated="13" table:style-name="ce4" office:value-type="float" office:value="100" calcext:value-type="float">
            <text:p>100</text:p>
          </table:table-cell>
          <table:table-cell table:style-name="ce12"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table:style-name="ce9" table:formula="of:=[.B54]*LOG(1+POWER(10;[.B53]/10))/LOG(2)" office:value-type="float" office:value="0.191949954774623" calcext:value-type="float">
            <text:p>0.2</text:p>
          </table:table-cell>
          <table:table-cell table:style-name="ce9" table:formula="of:=[.C54]*LOG(1+POWER(10;[.C53]/10))/LOG(2)" office:value-type="float" office:value="0.766272228229532" calcext:value-type="float">
            <text:p>0.8</text:p>
          </table:table-cell>
          <table:table-cell table:style-name="ce9" table:formula="of:=[.D54]*LOG(1+POWER(10;[.D53]/10))/LOG(2)" office:value-type="float" office:value="1.71842433959994" calcext:value-type="float">
            <text:p>1.7</text:p>
          </table:table-cell>
          <table:table-cell table:style-name="ce9" table:formula="of:=[.E54]*LOG(1+POWER(10;[.E53]/10))/LOG(2)" office:value-type="float" office:value="3.0409675804694" calcext:value-type="float">
            <text:p>3.0</text:p>
          </table:table-cell>
          <table:table-cell table:style-name="ce9" table:formula="of:=[.F54]*LOG(1+POWER(10;[.F53]/10))/LOG(2)" office:value-type="float" office:value="4.72375761374746" calcext:value-type="float">
            <text:p>4.7</text:p>
          </table:table-cell>
          <table:table-cell table:style-name="ce9" table:formula="of:=[.G54]*LOG(1+POWER(10;[.G53]/10))/LOG(2)" office:value-type="float" office:value="6.75419694489147" calcext:value-type="float">
            <text:p>6.8</text:p>
          </table:table-cell>
          <table:table-cell table:style-name="ce9" table:formula="of:=[.H54]*LOG(1+POWER(10;[.H53]/10))/LOG(2)" office:value-type="float" office:value="9.11753646183913" calcext:value-type="float">
            <text:p>9.1</text:p>
          </table:table-cell>
          <table:table-cell table:style-name="ce9" table:formula="of:=[.I54]*LOG(1+POWER(10;[.I53]/10))/LOG(2)" office:value-type="float" office:value="11.797211577189" calcext:value-type="float">
            <text:p>11.8</text:p>
          </table:table-cell>
          <table:table-cell table:style-name="ce9" table:formula="of:=[.J54]*LOG(1+POWER(10;[.J53]/10))/LOG(2)" office:value-type="float" office:value="14.7751979706824" calcext:value-type="float">
            <text:p>14.8</text:p>
          </table:table-cell>
          <table:table-cell table:style-name="ce9" table:formula="of:=[.K54]*LOG(1+POWER(10;[.K53]/10))/LOG(2)" office:value-type="float" office:value="18.0323724474633" calcext:value-type="float">
            <text:p>18.0</text:p>
          </table:table-cell>
          <table:table-cell table:style-name="ce9" table:formula="of:=[.L54]*LOG(1+POWER(10;[.L53]/10))/LOG(2)" office:value-type="float" office:value="144.650506002704" calcext:value-type="float">
            <text:p>144.7</text:p>
          </table:table-cell>
          <table:table-cell table:style-name="ce9" table:formula="of:=[.M54]*LOG(1+POWER(10;[.M53]/10))/LOG(2)" office:value-type="float" office:value="283.921521401331" calcext:value-type="float">
            <text:p>283.9</text:p>
          </table:table-cell>
          <table:table-cell table:style-name="ce9" table:formula="of:=[.N54]*LOG(1+POWER(10;[.N53]/10))/LOG(2)" office:value-type="float" office:value="475.995855190468" calcext:value-type="float">
            <text:p>476.0</text:p>
          </table:table-cell>
          <table:table-cell office:value-type="string" calcext:value-type="string">
            <text:p>kbits/s</text:p>
          </table:table-cell>
        </table:table-row>
        <table:table-row table:style-name="ro1">
          <table:table-cell table:style-name="ce4"/>
          <table:table-cell table:style-name="ce8" table:formula="of:=1000*[.B54]*LOG(1+POWER(10;[.B53]/10))/LOG(2)" office:value-type="float" office:value="191.949954774623" calcext:value-type="float">
            <text:p>191.9</text:p>
          </table:table-cell>
          <table:table-cell table:style-name="ce8" table:formula="of:=1000*[.C54]*LOG(1+POWER(10;[.C53]/10))/LOG(2)" office:value-type="float" office:value="766.272228229532" calcext:value-type="float">
            <text:p>766.3</text:p>
          </table:table-cell>
          <table:table-cell table:style-name="ce8" table:formula="of:=1000*[.D54]*LOG(1+POWER(10;[.D53]/10))/LOG(2)" office:value-type="float" office:value="1718.42433959994" calcext:value-type="float">
            <text:p>1718.4</text:p>
          </table:table-cell>
          <table:table-cell table:style-name="ce8" table:formula="of:=1000*[.E54]*LOG(1+POWER(10;[.E53]/10))/LOG(2)" office:value-type="float" office:value="3040.9675804694" calcext:value-type="float">
            <text:p>3041.0</text:p>
          </table:table-cell>
          <table:table-cell table:style-name="ce8" table:formula="of:=1000*[.F54]*LOG(1+POWER(10;[.F53]/10))/LOG(2)" office:value-type="float" office:value="4723.75761374746" calcext:value-type="float">
            <text:p>4723.8</text:p>
          </table:table-cell>
          <table:table-cell table:style-name="ce8" table:formula="of:=1000*[.G54]*LOG(1+POWER(10;[.G53]/10))/LOG(2)" office:value-type="float" office:value="6754.19694489147" calcext:value-type="float">
            <text:p>6754.2</text:p>
          </table:table-cell>
          <table:table-cell table:style-name="ce8" table:formula="of:=1000*[.H54]*LOG(1+POWER(10;[.H53]/10))/LOG(2)" office:value-type="float" office:value="9117.53646183913" calcext:value-type="float">
            <text:p>9117.5</text:p>
          </table:table-cell>
          <table:table-cell table:style-name="ce8" table:formula="of:=1000*[.I54]*LOG(1+POWER(10;[.I53]/10))/LOG(2)" office:value-type="float" office:value="11797.211577189" calcext:value-type="float">
            <text:p>11797.2</text:p>
          </table:table-cell>
          <table:table-cell table:style-name="ce8" table:formula="of:=1000*[.J54]*LOG(1+POWER(10;[.J53]/10))/LOG(2)" office:value-type="float" office:value="14775.1979706824" calcext:value-type="float">
            <text:p>14775.2</text:p>
          </table:table-cell>
          <table:table-cell table:style-name="ce8" table:formula="of:=1000*[.K54]*LOG(1+POWER(10;[.K53]/10))/LOG(2)" office:value-type="float" office:value="18032.3724474633" calcext:value-type="float">
            <text:p>18032.4</text:p>
          </table:table-cell>
          <table:table-cell table:style-name="ce8" table:formula="of:=1000*[.L54]*LOG(1+POWER(10;[.L53]/10))/LOG(2)" office:value-type="float" office:value="144650.506002704" calcext:value-type="float">
            <text:p>144650.5</text:p>
          </table:table-cell>
          <table:table-cell table:style-name="ce8" table:formula="of:=1000*[.M54]*LOG(1+POWER(10;[.M53]/10))/LOG(2)" office:value-type="float" office:value="283921.521401331" calcext:value-type="float">
            <text:p>283921.5</text:p>
          </table:table-cell>
          <table:table-cell table:style-name="ce8" table:formula="of:=1000*[.N54]*LOG(1+POWER(10;[.N53]/10))/LOG(2)" office:value-type="float" office:value="475995.855190467" calcext:value-type="float">
            <text:p>475995.9</text:p>
          </table:table-cell>
          <table:table-cell table:style-name="ce12" office:value-type="string" calcext:value-type="string">
            <text:p>bits/s</text:p>
          </table:table-cell>
        </table:table-row>
        <table:table-row table:style-name="ro1">
          <table:table-cell office:value-type="string" calcext:value-type="string">
            <text:p>Spectral Efficiency</text:p>
          </table:table-cell>
          <table:table-cell table:style-name="ce7" table:formula="of:=[.B56]*0.001/[.B54]" office:value-type="float" office:value="0.00191949954774623" calcext:value-type="float">
            <text:p>0.002</text:p>
          </table:table-cell>
          <table:table-cell table:style-name="ce7" table:formula="of:=[.C56]*0.001/[.C54]" office:value-type="float" office:value="0.00766272228229532" calcext:value-type="float">
            <text:p>0.008</text:p>
          </table:table-cell>
          <table:table-cell table:style-name="ce7" table:formula="of:=[.D56]*0.001/[.D54]" office:value-type="float" office:value="0.0171842433959994" calcext:value-type="float">
            <text:p>0.017</text:p>
          </table:table-cell>
          <table:table-cell table:style-name="ce7" table:formula="of:=[.E56]*0.001/[.E54]" office:value-type="float" office:value="0.030409675804694" calcext:value-type="float">
            <text:p>0.030</text:p>
          </table:table-cell>
          <table:table-cell table:style-name="ce7" table:formula="of:=[.F56]*0.001/[.F54]" office:value-type="float" office:value="0.0472375761374746" calcext:value-type="float">
            <text:p>0.047</text:p>
          </table:table-cell>
          <table:table-cell table:style-name="ce7" table:formula="of:=[.G56]*0.001/[.G54]" office:value-type="float" office:value="0.0675419694489147" calcext:value-type="float">
            <text:p>0.068</text:p>
          </table:table-cell>
          <table:table-cell table:style-name="ce7" table:formula="of:=[.H56]*0.001/[.H54]" office:value-type="float" office:value="0.0911753646183913" calcext:value-type="float">
            <text:p>0.091</text:p>
          </table:table-cell>
          <table:table-cell table:style-name="ce7" table:formula="of:=[.I56]*0.001/[.I54]" office:value-type="float" office:value="0.11797211577189" calcext:value-type="float">
            <text:p>0.118</text:p>
          </table:table-cell>
          <table:table-cell table:style-name="ce7" table:formula="of:=[.J56]*0.001/[.J54]" office:value-type="float" office:value="0.147751979706824" calcext:value-type="float">
            <text:p>0.148</text:p>
          </table:table-cell>
          <table:table-cell table:style-name="ce7" table:formula="of:=[.K56]*0.001/[.K54]" office:value-type="float" office:value="0.180323724474633" calcext:value-type="float">
            <text:p>0.180</text:p>
          </table:table-cell>
          <table:table-cell table:style-name="ce7" table:formula="of:=[.L56]*0.001/[.L54]" office:value-type="float" office:value="1.44650506002704" calcext:value-type="float">
            <text:p>1.447</text:p>
          </table:table-cell>
          <table:table-cell table:style-name="ce7" table:formula="of:=[.M56]*0.001/[.M54]" office:value-type="float" office:value="2.83921521401331" calcext:value-type="float">
            <text:p>2.839</text:p>
          </table:table-cell>
          <table:table-cell table:style-name="ce7" table:formula="of:=[.N56]*0.001/[.N54]" office:value-type="float" office:value="4.75995855190468" calcext:value-type="float">
            <text:p>4.7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9:46:18.955056251</meta:creation-date>
    <dc:date>2020-07-25T18:49:14.692116666</dc:date>
    <meta:editing-duration>PT27M18S</meta:editing-duration>
    <meta:editing-cycles>8</meta:editing-cycles>
    <meta:generator>LibreOffice/6.1.5.2$Linux_X86_64 LibreOffice_project/10$Build-2</meta:generator>
    <meta:document-statistic meta:table-count="2" meta:cell-count="8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24cm" svg:height="12.739cm" xlink:href=".." xlink:type="simple" chart:class="chart:scatter" chart:style-name="ch1">
        <chart:title svg:x="7.293cm" svg:y="0.39cm" chart:style-name="ch2">
          <text:p>Capacity Over Dish Diameters</text:p>
        </chart:title>
        <chart:subtitle svg:x="8.748cm" svg:y="1.454cm" chart:style-name="ch3">
          <text:p>Nominal Conditions</text:p>
        </chart:subtitle>
        <chart:legend chart:legend-position="end" svg:x="14.851cm" svg:y="5.602cm" style:legend-expansion="high" chart:style-name="ch4"/>
        <chart:plot-area chart:style-name="ch5" table:cell-range-address="'Dish Sizes'.B9:'Dish Sizes'.N9 'Dish Sizes'.A2:'Dish Sizes'.A2 'Dish Sizes'.B18:'Dish Sizes'.N18 'Dish Sizes'.A21:'Dish Sizes'.A21 'Dish Sizes'.B37:'Dish Sizes'.N37 'Dish Sizes'.A40:'Dish Sizes'.A40 'Dish Sizes'.B56:'Dish Sizes'.N56" chart:data-source-has-labels="column" svg:x="1.406cm" svg:y="2.379cm" svg:width="13.025cm" svg:height="9.15cm">
          <chartooo:coordinate-region svg:x="2.221cm" svg:y="2.568cm" svg:width="11.173cm" svg:height="8.334cm"/>
          <chart:axis chart:dimension="x" chart:name="primary-x" chart:style-name="ch6">
            <chart:title svg:x="5.964cm" svg:y="11.784cm" chart:style-name="ch7">
              <text:p>Receive Dish Diameter (m)</text:p>
            </chart:title>
          </chart:axis>
          <chart:axis chart:dimension="y" chart:name="primary-y" chart:style-name="ch8">
            <chart:title svg:x="0.451cm" svg:y="8.077cm" chart:style-name="ch9">
              <text:p>Capacity (bit/s)</text:p>
            </chart:title>
            <chart:grid chart:style-name="ch10" chart:class="major"/>
          </chart:axis>
          <chart:series chart:style-name="ch11" chart:values-cell-range-address="'Dish Sizes'.B18:'Dish Sizes'.N18" chart:label-cell-address="'Dish Sizes'.A2:'Dish Sizes'.A2" chart:class="chart:scatter">
            <chart:domain table:cell-range-address="'Dish Sizes'.B9:'Dish Sizes'.N9"/>
            <chart:data-point chart:repeated="13"/>
          </chart:series>
          <chart:series chart:style-name="ch12" chart:values-cell-range-address="'Dish Sizes'.B37:'Dish Sizes'.N37" chart:label-cell-address="'Dish Sizes'.A21:'Dish Sizes'.A21" chart:class="chart:scatter">
            <chart:domain table:cell-range-address="'Dish Sizes'.B28:'Dish Sizes'.N28"/>
            <chart:data-point chart:repeated="13"/>
          </chart:series>
          <chart:series chart:style-name="ch13" chart:values-cell-range-address="'Dish Sizes'.B56:'Dish Sizes'.N56" chart:label-cell-address="'Dish Sizes'.A40:'Dish Sizes'.A40" chart:class="chart:scatter">
            <chart:domain table:cell-range-address="'Dish Sizes'.B47:'Dish Sizes'.N47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'Dish Sizes'.B9:'Dish Sizes'.N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ransmit Dish Diameter = 0.1 m</text:p>
                <draw:g>
                  <svg:desc>'Dish Sizes'.A2:'Dish Sizes'.A2</svg:desc>
                </draw:g>
              </table:table-cell>
              <table:table-cell office:value-type="float" office:value="1.92076427088597">
                <text:p>1.92076427088597</text:p>
                <draw:g>
                  <svg:desc>'Dish Sizes'.B18:'Dish Sizes'.N18</svg:desc>
                </draw:g>
              </table:table-cell>
              <table:table-cell office:value-type="float" office:value="7.68290365316504">
                <text:p>7.68290365316504</text:p>
              </table:table-cell>
              <table:table-cell office:value-type="float" office:value="17.2859578965517">
                <text:p>17.2859578965517</text:p>
              </table:table-cell>
              <table:table-cell office:value-type="float" office:value="30.7291600533837">
                <text:p>30.7291600533837</text:p>
              </table:table-cell>
              <table:table-cell office:value-type="float" office:value="48.0114366827309">
                <text:p>48.0114366827309</text:p>
              </table:table-cell>
              <table:table-cell office:value-type="float" office:value="69.1314081361604">
                <text:p>69.1314081361604</text:p>
              </table:table-cell>
              <table:table-cell office:value-type="float" office:value="94.0873889244865">
                <text:p>94.0873889244865</text:p>
              </table:table-cell>
              <table:table-cell office:value-type="float" office:value="122.877388166133">
                <text:p>122.877388166133</text:p>
              </table:table-cell>
              <table:table-cell office:value-type="float" office:value="155.499110115898">
                <text:p>155.499110115898</text:p>
              </table:table-cell>
              <table:table-cell office:value-type="float" office:value="191.949954774623">
                <text:p>191.949954774623</text:p>
              </table:table-cell>
              <table:table-cell office:value-type="float" office:value="2468.09466100605">
                <text:p>2468.09466100605</text:p>
              </table:table-cell>
              <table:table-cell office:value-type="float" office:value="8619.00833560251">
                <text:p>8619.00833560251</text:p>
              </table:table-cell>
              <table:table-cell office:value-type="float" office:value="33451.1888790972">
                <text:p>33451.1888790972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'Dish Sizes'.B28:'Dish Sizes'.N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ransmit Dish Diameter = 0.5 m</text:p>
                <draw:g>
                  <svg:desc>'Dish Sizes'.A21:'Dish Sizes'.A21</svg:desc>
                </draw:g>
              </table:table-cell>
              <table:table-cell office:value-type="float" office:value="48.0114366827309">
                <text:p>48.0114366827309</text:p>
                <draw:g>
                  <svg:desc>'Dish Sizes'.B37:'Dish Sizes'.N37</svg:desc>
                </draw:g>
              </table:table-cell>
              <table:table-cell office:value-type="float" office:value="191.949954774623">
                <text:p>191.949954774623</text:p>
              </table:table-cell>
              <table:table-cell office:value-type="float" office:value="431.528814567373">
                <text:p>431.528814567373</text:p>
              </table:table-cell>
              <table:table-cell office:value-type="float" office:value="766.272228229532">
                <text:p>766.272228229532</text:p>
              </table:table-cell>
              <table:table-cell office:value-type="float" office:value="1195.51849655362">
                <text:p>1195.51849655362</text:p>
              </table:table-cell>
              <table:table-cell office:value-type="float" office:value="1718.42433959994">
                <text:p>1718.42433959994</text:p>
              </table:table-cell>
              <table:table-cell office:value-type="float" office:value="2333.97036215917">
                <text:p>2333.97036215917</text:p>
              </table:table-cell>
              <table:table-cell office:value-type="float" office:value="3040.9675804694">
                <text:p>3040.9675804694</text:p>
              </table:table-cell>
              <table:table-cell office:value-type="float" office:value="3838.06492381445">
                <text:p>3838.06492381445</text:p>
              </table:table-cell>
              <table:table-cell office:value-type="float" office:value="4723.75761374746">
                <text:p>4723.75761374746</text:p>
              </table:table-cell>
              <table:table-cell office:value-type="float" office:value="51739.413736093">
                <text:p>51739.413736093</text:p>
              </table:table-cell>
              <table:table-cell office:value-type="float" office:value="134430.395880169">
                <text:p>134430.395880169</text:p>
              </table:table-cell>
              <table:table-cell office:value-type="float" office:value="291145.534173375">
                <text:p>291145.534173375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'Dish Sizes'.B47:'Dish Sizes'.N4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ransmit Dish Diameter = 1.0 m</text:p>
                <draw:g>
                  <svg:desc>'Dish Sizes'.A40:'Dish Sizes'.A40</svg:desc>
                </draw:g>
              </table:table-cell>
              <table:table-cell office:value-type="float" office:value="191.949954774623">
                <text:p>191.949954774623</text:p>
                <draw:g>
                  <svg:desc>'Dish Sizes'.B56:'Dish Sizes'.N56</svg:desc>
                </draw:g>
              </table:table-cell>
              <table:table-cell office:value-type="float" office:value="766.272228229532">
                <text:p>766.272228229532</text:p>
              </table:table-cell>
              <table:table-cell office:value-type="float" office:value="1718.42433959994">
                <text:p>1718.42433959994</text:p>
              </table:table-cell>
              <table:table-cell office:value-type="float" office:value="3040.9675804694">
                <text:p>3040.9675804694</text:p>
              </table:table-cell>
              <table:table-cell office:value-type="float" office:value="4723.75761374746">
                <text:p>4723.75761374746</text:p>
              </table:table-cell>
              <table:table-cell office:value-type="float" office:value="6754.19694489147">
                <text:p>6754.19694489147</text:p>
              </table:table-cell>
              <table:table-cell office:value-type="float" office:value="9117.53646183913">
                <text:p>9117.53646183913</text:p>
              </table:table-cell>
              <table:table-cell office:value-type="float" office:value="11797.211577189">
                <text:p>11797.211577189</text:p>
              </table:table-cell>
              <table:table-cell office:value-type="float" office:value="14775.1979706824">
                <text:p>14775.1979706824</text:p>
              </table:table-cell>
              <table:table-cell office:value-type="float" office:value="18032.3724474633">
                <text:p>18032.3724474633</text:p>
              </table:table-cell>
              <table:table-cell office:value-type="float" office:value="144650.506002704">
                <text:p>144650.506002704</text:p>
              </table:table-cell>
              <table:table-cell office:value-type="float" office:value="283921.521401331">
                <text:p>283921.521401331</text:p>
              </table:table-cell>
              <table:table-cell office:value-type="float" office:value="475995.855190467">
                <text:p>475995.855190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